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4621dd" officeooo:paragraph-rsid="004621dd"/>
    </style:style>
    <style:style style:name="P2" style:family="paragraph" style:parent-style-name="Standard">
      <style:text-properties officeooo:rsid="001615fd" officeooo:paragraph-rsid="001615fd"/>
    </style:style>
    <style:style style:name="P3" style:family="paragraph" style:parent-style-name="Preformatted_20_Text">
      <style:text-properties officeooo:paragraph-rsid="0016a5a4"/>
    </style:style>
    <style:style style:name="P4" style:family="paragraph" style:parent-style-name="Preformatted_20_Text">
      <style:text-properties officeooo:rsid="0016a5a4" officeooo:paragraph-rsid="0016a5a4"/>
    </style:style>
    <style:style style:name="P5" style:family="paragraph" style:parent-style-name="Preformatted_20_Text">
      <style:text-properties officeooo:rsid="00181436" officeooo:paragraph-rsid="00181436"/>
    </style:style>
    <style:style style:name="P6" style:family="paragraph" style:parent-style-name="Preformatted_20_Text">
      <style:text-properties officeooo:rsid="001996cd" officeooo:paragraph-rsid="001996cd"/>
    </style:style>
    <style:style style:name="P7" style:family="paragraph" style:parent-style-name="Preformatted_20_Text">
      <style:text-properties officeooo:rsid="001bd837" officeooo:paragraph-rsid="001bd837"/>
    </style:style>
    <style:style style:name="P8" style:family="paragraph" style:parent-style-name="Preformatted_20_Text">
      <style:text-properties officeooo:rsid="001c2839" officeooo:paragraph-rsid="001c2839"/>
    </style:style>
    <style:style style:name="P9" style:family="paragraph" style:parent-style-name="Preformatted_20_Text">
      <style:text-properties officeooo:rsid="001c3457" officeooo:paragraph-rsid="001c3457"/>
    </style:style>
    <style:style style:name="P10" style:family="paragraph" style:parent-style-name="Preformatted_20_Text">
      <style:text-properties officeooo:rsid="001c3457" officeooo:paragraph-rsid="001c7a8d"/>
    </style:style>
    <style:style style:name="P11" style:family="paragraph" style:parent-style-name="Preformatted_20_Text">
      <style:text-properties officeooo:rsid="001c7a8d" officeooo:paragraph-rsid="001c7a8d"/>
    </style:style>
    <style:style style:name="P12" style:family="paragraph" style:parent-style-name="Preformatted_20_Text">
      <style:text-properties officeooo:rsid="001c7a8d" officeooo:paragraph-rsid="001da36a"/>
    </style:style>
    <style:style style:name="P13" style:family="paragraph" style:parent-style-name="Preformatted_20_Text">
      <style:text-properties officeooo:rsid="001da36a" officeooo:paragraph-rsid="001da36a"/>
    </style:style>
    <style:style style:name="P14" style:family="paragraph" style:parent-style-name="Preformatted_20_Text">
      <style:text-properties officeooo:rsid="001df1bc" officeooo:paragraph-rsid="001df1bc"/>
    </style:style>
    <style:style style:name="P15" style:family="paragraph" style:parent-style-name="Preformatted_20_Text">
      <style:text-properties officeooo:rsid="001f0618" officeooo:paragraph-rsid="001f0618"/>
    </style:style>
    <style:style style:name="P16" style:family="paragraph" style:parent-style-name="Preformatted_20_Text">
      <style:text-properties officeooo:rsid="001f3eb2" officeooo:paragraph-rsid="001f3eb2"/>
    </style:style>
    <style:style style:name="P17" style:family="paragraph" style:parent-style-name="Preformatted_20_Text">
      <style:text-properties officeooo:rsid="0020b83a" officeooo:paragraph-rsid="0020b83a"/>
    </style:style>
    <style:style style:name="P18" style:family="paragraph" style:parent-style-name="Preformatted_20_Text">
      <style:text-properties officeooo:rsid="0020f6fb" officeooo:paragraph-rsid="0020f6fb"/>
    </style:style>
    <style:style style:name="P19" style:family="paragraph" style:parent-style-name="Preformatted_20_Text">
      <style:text-properties officeooo:rsid="002305bc" officeooo:paragraph-rsid="002305bc"/>
    </style:style>
    <style:style style:name="P20" style:family="paragraph" style:parent-style-name="Preformatted_20_Text">
      <style:text-properties officeooo:rsid="0025abf2" officeooo:paragraph-rsid="0025abf2"/>
    </style:style>
    <style:style style:name="P21" style:family="paragraph" style:parent-style-name="Preformatted_20_Text">
      <style:text-properties officeooo:rsid="00260a8a" officeooo:paragraph-rsid="00260a8a"/>
    </style:style>
    <style:style style:name="P22" style:family="paragraph" style:parent-style-name="Preformatted_20_Text">
      <style:text-properties officeooo:rsid="002623b4" officeooo:paragraph-rsid="002623b4"/>
    </style:style>
    <style:style style:name="P23" style:family="paragraph" style:parent-style-name="Preformatted_20_Text">
      <style:text-properties officeooo:rsid="002c297e" officeooo:paragraph-rsid="002c297e"/>
    </style:style>
    <style:style style:name="P24" style:family="paragraph" style:parent-style-name="Preformatted_20_Text">
      <style:text-properties officeooo:rsid="002c8884" officeooo:paragraph-rsid="002c8884"/>
    </style:style>
    <style:style style:name="P25" style:family="paragraph" style:parent-style-name="Preformatted_20_Text">
      <style:text-properties officeooo:rsid="002c297e" officeooo:paragraph-rsid="002c8884"/>
    </style:style>
    <style:style style:name="P26" style:family="paragraph" style:parent-style-name="Preformatted_20_Text">
      <style:text-properties officeooo:rsid="002c297e" officeooo:paragraph-rsid="002d328a"/>
    </style:style>
    <style:style style:name="P27" style:family="paragraph" style:parent-style-name="Preformatted_20_Text">
      <style:text-properties officeooo:rsid="002d328a" officeooo:paragraph-rsid="002d328a"/>
    </style:style>
    <style:style style:name="P28" style:family="paragraph" style:parent-style-name="Preformatted_20_Text">
      <style:text-properties officeooo:rsid="002eb3ef" officeooo:paragraph-rsid="002eb3ef"/>
    </style:style>
    <style:style style:name="P29" style:family="paragraph" style:parent-style-name="Preformatted_20_Text">
      <style:text-properties officeooo:rsid="002c297e" officeooo:paragraph-rsid="002eb3ef"/>
    </style:style>
    <style:style style:name="P30" style:family="paragraph" style:parent-style-name="Preformatted_20_Text">
      <style:text-properties officeooo:rsid="00308b78" officeooo:paragraph-rsid="00308b78"/>
    </style:style>
    <style:style style:name="P31" style:family="paragraph" style:parent-style-name="Preformatted_20_Text">
      <style:text-properties officeooo:rsid="00308b78" officeooo:paragraph-rsid="0031e658"/>
    </style:style>
    <style:style style:name="P32" style:family="paragraph" style:parent-style-name="Preformatted_20_Text">
      <style:text-properties officeooo:rsid="0031e658" officeooo:paragraph-rsid="0031e658"/>
    </style:style>
    <style:style style:name="P33" style:family="paragraph" style:parent-style-name="Preformatted_20_Text">
      <style:text-properties officeooo:rsid="0032f14d" officeooo:paragraph-rsid="0032f14d"/>
    </style:style>
    <style:style style:name="P34" style:family="paragraph" style:parent-style-name="Preformatted_20_Text">
      <style:text-properties officeooo:rsid="002c297e" officeooo:paragraph-rsid="0032f14d"/>
    </style:style>
    <style:style style:name="P35" style:family="paragraph" style:parent-style-name="Preformatted_20_Text">
      <style:text-properties officeooo:rsid="003482b2" officeooo:paragraph-rsid="003482b2"/>
    </style:style>
    <style:style style:name="P36" style:family="paragraph" style:parent-style-name="Preformatted_20_Text">
      <style:text-properties officeooo:rsid="002c297e" officeooo:paragraph-rsid="003482b2"/>
    </style:style>
    <style:style style:name="P37" style:family="paragraph" style:parent-style-name="Preformatted_20_Text">
      <style:text-properties officeooo:rsid="0032f14d" officeooo:paragraph-rsid="003482b2"/>
    </style:style>
    <style:style style:name="P38" style:family="paragraph" style:parent-style-name="Preformatted_20_Text">
      <style:text-properties officeooo:rsid="0035e725" officeooo:paragraph-rsid="0035e725"/>
    </style:style>
    <style:style style:name="P39" style:family="paragraph" style:parent-style-name="Preformatted_20_Text">
      <style:text-properties officeooo:rsid="00368bef" officeooo:paragraph-rsid="00368bef"/>
    </style:style>
    <style:style style:name="P40" style:family="paragraph" style:parent-style-name="Preformatted_20_Text">
      <style:text-properties officeooo:rsid="003805bf" officeooo:paragraph-rsid="003805bf"/>
    </style:style>
    <style:style style:name="P41" style:family="paragraph" style:parent-style-name="Preformatted_20_Text">
      <style:text-properties officeooo:rsid="0039206b" officeooo:paragraph-rsid="0039206b"/>
    </style:style>
    <style:style style:name="P42" style:family="paragraph" style:parent-style-name="Preformatted_20_Text">
      <style:text-properties officeooo:rsid="003a2fed" officeooo:paragraph-rsid="003a2fed"/>
    </style:style>
    <style:style style:name="P43" style:family="paragraph" style:parent-style-name="Preformatted_20_Text">
      <style:text-properties officeooo:rsid="003bbb5c" officeooo:paragraph-rsid="003bbb5c"/>
    </style:style>
    <style:style style:name="P44" style:family="paragraph" style:parent-style-name="Preformatted_20_Text">
      <style:text-properties officeooo:rsid="003c5826" officeooo:paragraph-rsid="003c5826"/>
    </style:style>
    <style:style style:name="P45" style:family="paragraph" style:parent-style-name="Preformatted_20_Text">
      <style:text-properties officeooo:rsid="003e0e73" officeooo:paragraph-rsid="003e0e73"/>
    </style:style>
    <style:style style:name="P46" style:family="paragraph" style:parent-style-name="Preformatted_20_Text">
      <style:text-properties officeooo:rsid="003f6428" officeooo:paragraph-rsid="003f6428"/>
    </style:style>
    <style:style style:name="P47" style:family="paragraph" style:parent-style-name="Preformatted_20_Text">
      <style:text-properties officeooo:rsid="003fe1b3" officeooo:paragraph-rsid="003fe1b3"/>
    </style:style>
    <style:style style:name="P48" style:family="paragraph" style:parent-style-name="Preformatted_20_Text">
      <style:text-properties officeooo:rsid="0040f755" officeooo:paragraph-rsid="0040f755"/>
    </style:style>
    <style:style style:name="P49" style:family="paragraph" style:parent-style-name="Preformatted_20_Text">
      <style:text-properties officeooo:rsid="004267e3" officeooo:paragraph-rsid="004267e3"/>
    </style:style>
    <style:style style:name="P50" style:family="paragraph" style:parent-style-name="Preformatted_20_Text">
      <style:text-properties officeooo:rsid="004267e3" officeooo:paragraph-rsid="00429a97"/>
    </style:style>
    <style:style style:name="P51" style:family="paragraph" style:parent-style-name="Preformatted_20_Text">
      <style:text-properties officeooo:rsid="00429a97" officeooo:paragraph-rsid="00429a97"/>
    </style:style>
    <style:style style:name="P52" style:family="paragraph" style:parent-style-name="Preformatted_20_Text">
      <style:text-properties officeooo:rsid="00441f44" officeooo:paragraph-rsid="00441f44"/>
    </style:style>
    <style:style style:name="P53" style:family="paragraph" style:parent-style-name="Heading_20_1">
      <style:paragraph-properties fo:break-before="page"/>
      <style:text-properties officeooo:rsid="00441f44" officeooo:paragraph-rsid="00489d9f"/>
    </style:style>
    <style:style style:name="P54" style:family="paragraph" style:parent-style-name="Preformatted_20_Text">
      <style:text-properties officeooo:rsid="004267e3" officeooo:paragraph-rsid="00489d9f"/>
    </style:style>
    <style:style style:name="P55" style:family="paragraph" style:parent-style-name="Heading_20_1">
      <style:paragraph-properties fo:break-before="page"/>
      <style:text-properties officeooo:paragraph-rsid="00494d31"/>
    </style:style>
    <style:style style:name="P56" style:family="paragraph" style:parent-style-name="Standard">
      <style:text-properties officeooo:rsid="004621dd" officeooo:paragraph-rsid="00494d31"/>
    </style:style>
    <style:style style:name="P57" style:family="paragraph" style:parent-style-name="Standard">
      <style:text-properties officeooo:rsid="001615fd" officeooo:paragraph-rsid="00494d31"/>
    </style:style>
    <style:style style:name="P58" style:family="paragraph" style:parent-style-name="Standard">
      <style:text-properties officeooo:paragraph-rsid="00494d31"/>
    </style:style>
    <style:style style:name="P59" style:family="paragraph" style:parent-style-name="Preformatted_20_Text">
      <style:text-properties officeooo:paragraph-rsid="00494d31"/>
    </style:style>
    <style:style style:name="P60" style:family="paragraph" style:parent-style-name="Preformatted_20_Text">
      <style:text-properties officeooo:rsid="0016a5a4" officeooo:paragraph-rsid="00494d31"/>
    </style:style>
    <style:style style:name="P61" style:family="paragraph" style:parent-style-name="Preformatted_20_Text">
      <style:text-properties officeooo:rsid="00181436" officeooo:paragraph-rsid="00494d31"/>
    </style:style>
    <style:style style:name="P62" style:family="paragraph" style:parent-style-name="Preformatted_20_Text">
      <style:text-properties officeooo:rsid="001996cd" officeooo:paragraph-rsid="00494d31"/>
    </style:style>
    <style:style style:name="P63" style:family="paragraph" style:parent-style-name="Preformatted_20_Text">
      <style:text-properties officeooo:rsid="001bd837" officeooo:paragraph-rsid="00494d31"/>
    </style:style>
    <style:style style:name="P64" style:family="paragraph" style:parent-style-name="Preformatted_20_Text">
      <style:text-properties officeooo:rsid="001f3eb2" officeooo:paragraph-rsid="00494d31"/>
    </style:style>
    <style:style style:name="P65" style:family="paragraph" style:parent-style-name="Preformatted_20_Text">
      <style:text-properties officeooo:rsid="0020b83a" officeooo:paragraph-rsid="00494d31"/>
    </style:style>
    <style:style style:name="P66" style:family="paragraph" style:parent-style-name="Preformatted_20_Text">
      <style:text-properties officeooo:rsid="0020f6fb" officeooo:paragraph-rsid="00494d31"/>
    </style:style>
    <style:style style:name="P67" style:family="paragraph" style:parent-style-name="Preformatted_20_Text">
      <style:text-properties officeooo:rsid="0025abf2" officeooo:paragraph-rsid="00494d31"/>
    </style:style>
    <style:style style:name="P68" style:family="paragraph" style:parent-style-name="Preformatted_20_Text">
      <style:text-properties officeooo:rsid="00260a8a" officeooo:paragraph-rsid="00494d31"/>
    </style:style>
    <style:style style:name="P69" style:family="paragraph" style:parent-style-name="Preformatted_20_Text">
      <style:text-properties officeooo:rsid="002623b4" officeooo:paragraph-rsid="00494d31"/>
    </style:style>
    <style:style style:name="P70" style:family="paragraph" style:parent-style-name="Preformatted_20_Text">
      <style:text-properties officeooo:rsid="002c297e" officeooo:paragraph-rsid="00494d31"/>
    </style:style>
    <style:style style:name="P71" style:family="paragraph" style:parent-style-name="Preformatted_20_Text">
      <style:text-properties officeooo:rsid="002d328a" officeooo:paragraph-rsid="00494d31"/>
    </style:style>
    <style:style style:name="P72" style:family="paragraph" style:parent-style-name="Preformatted_20_Text">
      <style:text-properties officeooo:rsid="002eb3ef" officeooo:paragraph-rsid="00494d31"/>
    </style:style>
    <style:style style:name="P73" style:family="paragraph" style:parent-style-name="Preformatted_20_Text">
      <style:text-properties officeooo:rsid="00308b78" officeooo:paragraph-rsid="00494d31"/>
    </style:style>
    <style:style style:name="P74" style:family="paragraph" style:parent-style-name="Preformatted_20_Text">
      <style:text-properties officeooo:rsid="0032f14d" officeooo:paragraph-rsid="00494d31"/>
    </style:style>
    <style:style style:name="P75" style:family="paragraph" style:parent-style-name="Preformatted_20_Text">
      <style:text-properties officeooo:rsid="003482b2" officeooo:paragraph-rsid="00494d31"/>
    </style:style>
    <style:style style:name="P76" style:family="paragraph" style:parent-style-name="Preformatted_20_Text">
      <style:text-properties officeooo:rsid="0035e725" officeooo:paragraph-rsid="00494d31"/>
    </style:style>
    <style:style style:name="P77" style:family="paragraph" style:parent-style-name="Preformatted_20_Text">
      <style:text-properties officeooo:rsid="004267e3" officeooo:paragraph-rsid="00494d31"/>
    </style:style>
    <style:style style:name="P78" style:family="paragraph" style:parent-style-name="Preformatted_20_Text">
      <style:text-properties officeooo:rsid="0040f755" officeooo:paragraph-rsid="00494d31"/>
    </style:style>
    <style:style style:name="P79" style:family="paragraph" style:parent-style-name="Preformatted_20_Text">
      <style:text-properties officeooo:rsid="0040f755" officeooo:paragraph-rsid="00489d9f"/>
    </style:style>
    <style:style style:name="P80" style:family="paragraph" style:parent-style-name="Preformatted_20_Text">
      <style:text-properties officeooo:rsid="003f6428" officeooo:paragraph-rsid="00489d9f"/>
    </style:style>
    <style:style style:name="P81" style:family="paragraph" style:parent-style-name="Heading_20_1">
      <style:paragraph-properties fo:break-before="page"/>
      <style:text-properties officeooo:paragraph-rsid="00499fc1"/>
    </style:style>
    <style:style style:name="P82" style:family="paragraph" style:parent-style-name="Standard">
      <style:text-properties officeooo:rsid="004621dd" officeooo:paragraph-rsid="00499fc1"/>
    </style:style>
    <style:style style:name="P83" style:family="paragraph" style:parent-style-name="Standard">
      <style:text-properties officeooo:rsid="001615fd" officeooo:paragraph-rsid="00499fc1"/>
    </style:style>
    <style:style style:name="P84" style:family="paragraph" style:parent-style-name="Standard">
      <style:text-properties officeooo:paragraph-rsid="00499fc1"/>
    </style:style>
    <style:style style:name="P85" style:family="paragraph" style:parent-style-name="Preformatted_20_Text">
      <style:text-properties officeooo:paragraph-rsid="00499fc1"/>
    </style:style>
    <style:style style:name="P86" style:family="paragraph" style:parent-style-name="Preformatted_20_Text">
      <style:text-properties officeooo:rsid="0016a5a4" officeooo:paragraph-rsid="00499fc1"/>
    </style:style>
    <style:style style:name="P87" style:family="paragraph" style:parent-style-name="Preformatted_20_Text">
      <style:text-properties officeooo:rsid="001996cd" officeooo:paragraph-rsid="00499fc1"/>
    </style:style>
    <style:style style:name="P88" style:family="paragraph" style:parent-style-name="Preformatted_20_Text">
      <style:text-properties officeooo:rsid="001bd837" officeooo:paragraph-rsid="00499fc1"/>
    </style:style>
    <style:style style:name="P89" style:family="paragraph" style:parent-style-name="Preformatted_20_Text">
      <style:text-properties officeooo:rsid="001c2839" officeooo:paragraph-rsid="00499fc1"/>
    </style:style>
    <style:style style:name="P90" style:family="paragraph" style:parent-style-name="Preformatted_20_Text">
      <style:text-properties officeooo:rsid="001c3457" officeooo:paragraph-rsid="00499fc1"/>
    </style:style>
    <style:style style:name="P91" style:family="paragraph" style:parent-style-name="Preformatted_20_Text">
      <style:text-properties officeooo:rsid="001da36a" officeooo:paragraph-rsid="00499fc1"/>
    </style:style>
    <style:style style:name="P92" style:family="paragraph" style:parent-style-name="Preformatted_20_Text">
      <style:text-properties officeooo:rsid="001df1bc" officeooo:paragraph-rsid="00499fc1"/>
    </style:style>
    <style:style style:name="P93" style:family="paragraph" style:parent-style-name="Preformatted_20_Text">
      <style:text-properties officeooo:rsid="001f0618" officeooo:paragraph-rsid="00499fc1"/>
    </style:style>
    <style:style style:name="P94" style:family="paragraph" style:parent-style-name="Preformatted_20_Text">
      <style:text-properties officeooo:rsid="001f3eb2" officeooo:paragraph-rsid="00499fc1"/>
    </style:style>
    <style:style style:name="P95" style:family="paragraph" style:parent-style-name="Preformatted_20_Text">
      <style:text-properties officeooo:rsid="0020b83a" officeooo:paragraph-rsid="00499fc1"/>
    </style:style>
    <style:style style:name="P96" style:family="paragraph" style:parent-style-name="Preformatted_20_Text">
      <style:text-properties officeooo:rsid="0020f6fb" officeooo:paragraph-rsid="00499fc1"/>
    </style:style>
    <style:style style:name="P97" style:family="paragraph" style:parent-style-name="Preformatted_20_Text">
      <style:text-properties officeooo:rsid="002305bc" officeooo:paragraph-rsid="00499fc1"/>
    </style:style>
    <style:style style:name="P98" style:family="paragraph" style:parent-style-name="Preformatted_20_Text">
      <style:text-properties officeooo:rsid="0025abf2" officeooo:paragraph-rsid="00499fc1"/>
    </style:style>
    <style:style style:name="P99" style:family="paragraph" style:parent-style-name="Preformatted_20_Text">
      <style:text-properties officeooo:rsid="002623b4" officeooo:paragraph-rsid="00499fc1"/>
    </style:style>
    <style:style style:name="P100" style:family="paragraph" style:parent-style-name="Preformatted_20_Text">
      <style:text-properties officeooo:rsid="002c297e" officeooo:paragraph-rsid="00499fc1"/>
    </style:style>
    <style:style style:name="P101" style:family="paragraph" style:parent-style-name="Preformatted_20_Text">
      <style:text-properties officeooo:rsid="002c8884" officeooo:paragraph-rsid="00499fc1"/>
    </style:style>
    <style:style style:name="P102" style:family="paragraph" style:parent-style-name="Preformatted_20_Text">
      <style:text-properties officeooo:rsid="002d328a" officeooo:paragraph-rsid="00499fc1"/>
    </style:style>
    <style:style style:name="P103" style:family="paragraph" style:parent-style-name="Preformatted_20_Text">
      <style:text-properties officeooo:rsid="002eb3ef" officeooo:paragraph-rsid="00499fc1"/>
    </style:style>
    <style:style style:name="P104" style:family="paragraph" style:parent-style-name="Preformatted_20_Text">
      <style:text-properties officeooo:rsid="00308b78" officeooo:paragraph-rsid="00499fc1"/>
    </style:style>
    <style:style style:name="P105" style:family="paragraph" style:parent-style-name="Preformatted_20_Text">
      <style:text-properties officeooo:rsid="0031e658" officeooo:paragraph-rsid="00499fc1"/>
    </style:style>
    <style:style style:name="P106" style:family="paragraph" style:parent-style-name="Preformatted_20_Text">
      <style:text-properties officeooo:rsid="0032f14d" officeooo:paragraph-rsid="00499fc1"/>
    </style:style>
    <style:style style:name="P107" style:family="paragraph" style:parent-style-name="Preformatted_20_Text">
      <style:text-properties officeooo:rsid="003482b2" officeooo:paragraph-rsid="00499fc1"/>
    </style:style>
    <style:style style:name="P108" style:family="paragraph" style:parent-style-name="Preformatted_20_Text">
      <style:text-properties officeooo:rsid="0035e725" officeooo:paragraph-rsid="00499fc1"/>
    </style:style>
    <style:style style:name="P109" style:family="paragraph" style:parent-style-name="Preformatted_20_Text">
      <style:text-properties officeooo:rsid="00368bef" officeooo:paragraph-rsid="00499fc1"/>
    </style:style>
    <style:style style:name="P110" style:family="paragraph" style:parent-style-name="Preformatted_20_Text">
      <style:text-properties officeooo:rsid="003805bf" officeooo:paragraph-rsid="00499fc1"/>
    </style:style>
    <style:style style:name="P111" style:family="paragraph" style:parent-style-name="Preformatted_20_Text">
      <style:text-properties officeooo:rsid="0039206b" officeooo:paragraph-rsid="00499fc1"/>
    </style:style>
    <style:style style:name="P112" style:family="paragraph" style:parent-style-name="Preformatted_20_Text">
      <style:text-properties officeooo:rsid="003a2fed" officeooo:paragraph-rsid="00499fc1"/>
    </style:style>
    <style:style style:name="P113" style:family="paragraph" style:parent-style-name="Preformatted_20_Text">
      <style:text-properties officeooo:rsid="003bbb5c" officeooo:paragraph-rsid="00499fc1"/>
    </style:style>
    <style:style style:name="P114" style:family="paragraph" style:parent-style-name="Preformatted_20_Text">
      <style:text-properties officeooo:rsid="003c5826" officeooo:paragraph-rsid="00499fc1"/>
    </style:style>
    <style:style style:name="P115" style:family="paragraph" style:parent-style-name="Preformatted_20_Text">
      <style:text-properties officeooo:rsid="003f6428" officeooo:paragraph-rsid="00499fc1"/>
    </style:style>
    <style:style style:name="P116" style:family="paragraph" style:parent-style-name="Preformatted_20_Text">
      <style:text-properties officeooo:rsid="0040f755" officeooo:paragraph-rsid="00499fc1"/>
    </style:style>
    <style:style style:name="P117" style:family="paragraph" style:parent-style-name="Preformatted_20_Text">
      <style:text-properties officeooo:rsid="004267e3" officeooo:paragraph-rsid="00499fc1"/>
    </style:style>
    <style:style style:name="P118" style:family="paragraph" style:parent-style-name="Preformatted_20_Text">
      <style:text-properties officeooo:rsid="00441f44" officeooo:paragraph-rsid="00499fc1"/>
    </style:style>
    <style:style style:name="P119" style:family="paragraph" style:parent-style-name="Preformatted_20_Text">
      <style:text-properties officeooo:rsid="00181436" officeooo:paragraph-rsid="00499fc1"/>
    </style:style>
    <style:style style:name="P120" style:family="paragraph" style:parent-style-name="Preformatted_20_Text">
      <style:text-properties officeooo:rsid="001c7a8d" officeooo:paragraph-rsid="00499fc1"/>
    </style:style>
    <style:style style:name="P121" style:family="paragraph" style:parent-style-name="Preformatted_20_Text">
      <style:text-properties officeooo:rsid="00260a8a" officeooo:paragraph-rsid="00499fc1"/>
    </style:style>
    <style:style style:name="P122" style:family="paragraph" style:parent-style-name="Preformatted_20_Text">
      <style:text-properties officeooo:rsid="003e0e73" officeooo:paragraph-rsid="00499fc1"/>
    </style:style>
    <style:style style:name="P123" style:family="paragraph" style:parent-style-name="Preformatted_20_Text">
      <style:text-properties officeooo:rsid="003fe1b3" officeooo:paragraph-rsid="00499fc1"/>
    </style:style>
    <style:style style:name="P124" style:family="paragraph" style:parent-style-name="Preformatted_20_Text">
      <style:text-properties officeooo:rsid="00429a97" officeooo:paragraph-rsid="00499fc1"/>
    </style:style>
    <style:style style:name="T1" style:family="text">
      <style:text-properties officeooo:rsid="00489d9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621dd" style:font-style-asian="italic" style:font-style-complex="italic"/>
    </style:style>
    <style:style style:name="T4" style:family="text">
      <style:text-properties officeooo:rsid="0016a5a4"/>
    </style:style>
    <style:style style:name="T5" style:family="text">
      <style:text-properties officeooo:rsid="0039206b"/>
    </style:style>
    <style:style style:name="T6" style:family="text">
      <style:text-properties officeooo:rsid="00181436"/>
    </style:style>
    <style:style style:name="T7" style:family="text">
      <style:text-properties officeooo:rsid="001c2839"/>
    </style:style>
    <style:style style:name="T8" style:family="text">
      <style:text-properties officeooo:rsid="001c7a8d"/>
    </style:style>
    <style:style style:name="T9" style:family="text">
      <style:text-properties officeooo:rsid="001da36a"/>
    </style:style>
    <style:style style:name="T10" style:family="text">
      <style:text-properties officeooo:rsid="0025abf2"/>
    </style:style>
    <style:style style:name="T11" style:family="text">
      <style:text-properties officeooo:rsid="002623b4"/>
    </style:style>
    <style:style style:name="T12" style:family="text">
      <style:text-properties officeooo:rsid="00260a8a"/>
    </style:style>
    <style:style style:name="T13" style:family="text">
      <style:text-properties officeooo:rsid="002c8884"/>
    </style:style>
    <style:style style:name="T14" style:family="text">
      <style:text-properties officeooo:rsid="002d328a"/>
    </style:style>
    <style:style style:name="T15" style:family="text">
      <style:text-properties officeooo:rsid="002eb3ef"/>
    </style:style>
    <style:style style:name="T16" style:family="text">
      <style:text-properties officeooo:rsid="002c297e"/>
    </style:style>
    <style:style style:name="T17" style:family="text">
      <style:text-properties officeooo:rsid="0031e658"/>
    </style:style>
    <style:style style:name="T18" style:family="text">
      <style:text-properties officeooo:rsid="0032f14d"/>
    </style:style>
    <style:style style:name="T19" style:family="text">
      <style:text-properties officeooo:rsid="003482b2"/>
    </style:style>
    <style:style style:name="T20" style:family="text">
      <style:text-properties officeooo:rsid="003e0e73"/>
    </style:style>
    <style:style style:name="T21" style:family="text">
      <style:text-properties officeooo:rsid="00308b78"/>
    </style:style>
    <style:style style:name="T22" style:family="text">
      <style:text-properties officeooo:rsid="003c5826"/>
    </style:style>
    <style:style style:name="T23" style:family="text">
      <style:text-properties officeooo:rsid="00494d31"/>
    </style:style>
    <style:style style:name="T24" style:family="text">
      <style:text-properties officeooo:rsid="00499f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dice: <text:span text:style-name="T1">Todo</text:span></text:h>
      <text:p text:style-name="P1">Formato:</text:p>
      <text:p text:style-name="P2"><text:tab/><text:span text:style-name="T2">Numero </text:span><text:span text:style-name="T3">de pagina</text:span><text:span text:style-name="T2"> - tema</text:span></text:p>
      <text:p text:style-name="P2"/>
      <text:p text:style-name="Preformatted_20_Text"><text:s/>1 – Nombre de notas</text:p>
      <text:p text:style-name="P3"><text:s/>2 – Propiedades del sonido</text:p>
      <text:p text:style-name="P3"><text:span text:style-name="T4"><text:s/>2 – O</text:span>ndas triangulares y de cierra</text:p>
      <text:p text:style-name="P3"><text:s/>2 – Modos musicales <text:span text:style-name="T4">(introducción)</text:span></text:p>
      <text:p text:style-name="Preformatted_20_Text"><text:s/>3 – pines de cable MIDI</text:p>
      <text:p text:style-name="Preformatted_20_Text"><text:s/>3 – Cadencias <text:span text:style-name="T4">armónicas</text:span></text:p>
      <text:p text:style-name="Preformatted_20_Text"><text:s/>3 – Acordes de modo Jónico y Eólico</text:p>
      <text:p text:style-name="Preformatted_20_Text"><text:s/>4 – Posiciones / modos de escala pentatonica</text:p>
      <text:p text:style-name="Preformatted_20_Text"><text:s/>4 – efectos de modulación</text:p>
      <text:p text:style-name="Preformatted_20_Text"><text:s/>5 – Porcentajes de regalías</text:p>
      <text:p text:style-name="P3"><text:s/>5 – <text:span text:style-name="T4">Formula de Pascales (Pa)</text:span></text:p>
      <text:p text:style-name="P3"><text:s/>5 – <text:span text:style-name="T4">Formula de mínima presión atmosférica</text:span></text:p>
      <text:p text:style-name="P3"><text:span text:style-name="T4"><text:s/>6</text:span> – <text:span text:style-name="T4">Formula de Pascales a SPL</text:span></text:p>
      <text:p text:style-name="P4"><text:s/>7 – Modos Griegos armonizados (con nota característica)</text:p>
      <text:p text:style-name="P4"><text:s/>7 – Conversión Análogo-Digital</text:p>
      <text:p text:style-name="P4"><text:s/>8 – Aliasing (como calcular)</text:p>
      <text:p text:style-name="P4"><text:s/>8 – bit depth</text:p>
      <text:p text:style-name="P4"><text:s/>9 – <text:span text:style-name="T5">Efecto de </text:span>Reverb</text:p>
      <text:p text:style-name="P4"><text:s/>9 – AP Surf rock &amp; garaje rock</text:p>
      <text:p text:style-name="P4">10 – Publishing &amp; tipos de regalías</text:p>
      <text:p text:style-name="P4">10 – Longitud de onda</text:p>
      <text:p text:style-name="P4">10 – Velocidad del sonido</text:p>
      <text:p text:style-name="P4">1<text:span text:style-name="T6">1 – Fase y rotación de fase</text:span></text:p>
      <text:p text:style-name="P5">11 – Sustituto de tritono (sub’s)</text:p>
      <text:p text:style-name="P5">11 – Dominantes Secundarios</text:p>
      <text:p text:style-name="P5">12 – Dominantes Secundarios (cont.)</text:p>
      <text:p text:style-name="P5">13 – Escalas Mixolidias de dominantes secundarios</text:p>
      <text:p text:style-name="P5">13 – Escalas menores (menor Armónica &amp; menor Melódica)</text:p>
      <text:p text:style-name="P5">13 – AP psych roch / acid rock</text:p>
      <text:p text:style-name="P5">13 – Regalías pt.2</text:p>
      <text:p text:style-name="P5">14 – Notas guia de Subs de tritono</text:p>
      <text:p text:style-name="P5">14 – Flechas punteadas y flechas solidas</text:p>
      <text:p text:style-name="P5">14 – Escala Alterada dominante</text:p>
      <text:p text:style-name="P5">14 – Escala lidio b7</text:p>
      <text:p text:style-name="P6">15 – Ejemplos de música con sub’s</text:p>
      <text:p text:style-name="P6">15 – Dinámica musical (pp, p, mp, mf, f, ff)</text:p>
      <text:p text:style-name="P6">15 – Resolución engañosa en dominantes sustitutos</text:p>
      <text:p text:style-name="P6">16 – AP invasión británica</text:p>
      <text:p text:style-name="P6">16 – Regalías (cont.)</text:p>
      <text:p text:style-name="P6">17 – Serie de Armónicos</text:p>
      <text:p text:style-name="P6">17 – Forma de onda: Cuadrada, triangular, sierra (saw)</text:p>
      <text:p text:style-name="P6">18 – Inarmónicos</text:p>
      <text:p text:style-name="P6">18 – Envolvente de tiempo (ADSR)</text:p>
      <text:p text:style-name="P6">18 – Tiempos fuertes y débiles</text:p>
      <text:p text:style-name="P6">18 – Dominantes sin función de dominantes</text:p>
      <text:p text:style-name="P6">18 – Cadena de Dominantes</text:p>
      <text:p text:style-name="P6">19 – Dominantes sin función de dominantes (cont.)</text:p>
      <text:p text:style-name="P6">19 – Repaso de Intercambio Modal</text:p>
      <text:p text:style-name="P6">20 – Escalas Mixo resuelven a acordes menores y Mayores</text:p>
      <text:p text:style-name="P6">21 – AP Hard Rock</text:p>
      <text:p text:style-name="P7">21 – Sociedades de gestión: SACM, ASCAP, BMI</text:p>
      <text:p text:style-name="P7">21 – Intro a la Psico-acústica</text:p>
      <text:p text:style-name="P7"><text:soft-page-break/>22 – Enmascaramiento</text:p>
      <text:p text:style-name="P7">22 – Efecto Haas</text:p>
      <text:p text:style-name="P7">22 – Batimento</text:p>
      <text:p text:style-name="P7">23 – velocidad del sonido ejemplo</text:p>
      <text:p text:style-name="P7">24 – Periodo</text:p>
      <text:p text:style-name="P7">25 – Repaso parcial LM</text:p>
      <text:p text:style-name="P7">25 – Tensiones disponibles</text:p>
      <text:p text:style-name="P7">26 – Segundos Relacionados</text:p>
      <text:p text:style-name="P7">26 – Braquet solido y punteado</text:p>
      <text:p text:style-name="P7">26 – Acordes de doble función</text:p>
      <text:p text:style-name="P7">27 – II-V-I’s diatónicos y chromaticos</text:p>
      <text:p text:style-name="P7">28 – Encontrar resoluciones de dominantes y Sub’s</text:p>
      <text:p text:style-name="P7">29 – <text:span text:style-name="T7">Decibeles acústicos</text:span></text:p>
      <text:p text:style-name="P7">29 – Tipos de decibeles: dB SW, dB SIL, dB A, dB B, dB C, dB U, dB V, <text:span text:style-name="T7">dB FS</text:span></text:p>
      <text:p text:style-name="P8">30 – Formula de suma de Decibeles</text:p>
      <text:p text:style-name="P8">31 – Acordes disminuidos</text:p>
      <text:p text:style-name="P8">32 – Introducción a sistemas Binarios, Decimal y Hexadecimal</text:p>
      <text:p text:style-name="P8">33 - Acordes disminuidos (cont.)</text:p>
      <text:p text:style-name="P8">33 – Escala 6ta Disminuida de Barry Harris</text:p>
      <text:p text:style-name="P8">34 – Conversión de numero binario a decimal</text:p>
      <text:p text:style-name="P8">35 – Conversión de numero hexadecimal a decimal</text:p>
      <text:p text:style-name="P8">36 – Conversión de numero hexadecimal a binario (sin pasar por decimal)</text:p>
      <text:p text:style-name="P8">36 – Tabla de números hexadecimales</text:p>
      <text:p text:style-name="P9">37 – Propagación acústica: Isotropica, Lineal y Plana</text:p>
      <text:p text:style-name="P9">38 – Ley del cuadrado inverso para calcular SPL a distancia</text:p>
      <text:p text:style-name="P9">39 – Calcular SPL a distancia EJEMPLO</text:p>
      <text:p text:style-name="P9">40 – Escalas Disminuidas (Octatonica, Simétrica Disminuida, Simétrica Dominante)</text:p>
      <text:p text:style-name="P9">41 – Escala Simétrica Dominante vs Simétrica Disminuida – Tensiones disponibles</text:p>
      <text:p text:style-name="P9">41 – Sustituto de disminuido</text:p>
      <text:p text:style-name="P9">42 – Escala-Acorde Jónica------+</text:p>
      <text:p text:style-name="P9">42 – Escala-Acorde Dóric<text:span text:style-name="T8">o</text:span> <text:s text:c="5"/>|</text:p>
      <text:p text:style-name="P9">42 – Escala-Acorde Frigia <text:s text:c="5"/>|</text:p>
      <text:p text:style-name="P9">42 – Escala-Acorde Mixolidia <text:s text:c="2"/>| <text:s text:c="2"/>Modos Mayores <text:span text:style-name="T8">con</text:span> <text:span text:style-name="T8">tensiones disponibles</text:span></text:p>
      <text:p text:style-name="P9">42 – Escala-Acorde Lidia <text:s text:c="6"/>|</text:p>
      <text:p text:style-name="P9">42 – Escala-Acorde Eólica <text:s text:c="5"/>|</text:p>
      <text:p text:style-name="P9">42 – Escala-Acorde Locri<text:span text:style-name="T8">o</text:span>------+</text:p>
      <text:p text:style-name="P9">43 – Escala-Acorde menor Melódica-------------<text:span text:style-name="T8">+</text:span></text:p>
      <text:p text:style-name="P10">43 – Escala-Acorde <text:span text:style-name="T8">Dórico b9 (frigio nat6) <text:s text:c="3"/>|</text:span></text:p>
      <text:p text:style-name="P10">43 – Escala-Acorde <text:span text:style-name="T8">Lidio Aumentado <text:s text:c="11"/>|</text:span></text:p>
      <text:p text:style-name="P10">43 – Escala-Acorde <text:span text:style-name="T8">Lidio b7 <text:s text:c="18"/>| Modos menor Melódica (tensiones)</text:span></text:p>
      <text:p text:style-name="P10">43 – Escala-Acorde <text:span text:style-name="T8">Mixo 9 b13 <text:s text:c="16"/>|</text:span></text:p>
      <text:p text:style-name="P10">43 – Escala-Acorde <text:span text:style-name="T8">Locrio nat6 <text:s text:c="15"/>|</text:span></text:p>
      <text:p text:style-name="P10">43 – Escala-Acorde <text:span text:style-name="T8">Alterada Dominante---------+</text:span></text:p>
      <text:p text:style-name="P11">44 – Escala-Acorde menor Armónica------+</text:p>
      <text:p text:style-name="P11">44 – Escala-Acorde Locrio nat6 <text:s text:c="8"/>|</text:p>
      <text:p text:style-name="P12">44 – Escala-Acorde <text:span text:style-name="T9">Jónico Aumentado <text:s text:c="2"/></text:span><text:s/><text:span text:style-name="T9">|</text:span></text:p>
      <text:p text:style-name="P12">44 – Escala-Acorde <text:span text:style-name="T9">Dórico #11 <text:s text:c="8"/></text:span><text:s/><text:span text:style-name="T9">| Modos menor Armónica (con tensiones)</text:span></text:p>
      <text:p text:style-name="P12">44 – Escala-Acorde <text:span text:style-name="T9">Mixo b9 b13 <text:s text:c="7"/></text:span><text:s/><text:span text:style-name="T9">|</text:span></text:p>
      <text:p text:style-name="P12">44 – Escala-Acorde <text:span text:style-name="T9">Lidio #9 <text:s text:c="10"/></text:span><text:s/><text:span text:style-name="T9">|</text:span></text:p>
      <text:p text:style-name="P12">44 – Escala-Acorde <text:span text:style-name="T9">Alterado bb7--------+</text:span></text:p>
      <text:p text:style-name="P13">45 – Calculando Estructura de Ganancia (formulas)</text:p>
      <text:p text:style-name="P13">46 – Nivel de Mic en volts</text:p>
      <text:p text:style-name="P13">46 – Nivel de linea en volts</text:p>
      <text:p text:style-name="P13">46 – Ejemplo de calculo de ganancia</text:p>
      <text:p text:style-name="P13">47 – Calculo de ganancia Paso a paso</text:p>
      <text:p text:style-name="P13">50 – Escalas de Acordes Disminuidos</text:p>
      <text:p text:style-name="P13">51 – Substitutos de disminuidos (cont.)</text:p>
      <text:p text:style-name="P13">51 – Flechas de resolución especiales: Por 4ta, por ST, por Tono, por b6</text:p>
      <text:p text:style-name="P14">52 – Mas ejemplos de calculo de estructura de ganancia</text:p>
      <text:p text:style-name="P14"><text:soft-page-break/><text:s/>54 – Formula de perdida acústica</text:p>
      <text:p text:style-name="P14"><text:s/>54 – Formulas de sensibilidad de Mic y dBs restantes</text:p>
      <text:p text:style-name="P14"><text:s/>55 – Formula de mic pre para llegar a line level</text:p>
      <text:p text:style-name="P14"><text:s/>55 – Ejemplo de instrumento acústico a mic</text:p>
      <text:p text:style-name="P15"><text:s/>56 – Modulación Musical</text:p>
      <text:p text:style-name="P15"><text:s/>57 – Gain Stage (cont.)</text:p>
      <text:p text:style-name="P15"><text:s/>58 – Watts en la bocina</text:p>
      <text:p text:style-name="P15"><text:s/>58 – Formulas de Bocina a escucha Humana</text:p>
      <text:p text:style-name="P16"><text:s/>59 – Acústica : de potencia a intensidad (cont.)</text:p>
      <text:p text:style-name="P16"><text:s/>60 – Escala-Acorde de Segundos relacionados y sus dominantes secundarios</text:p>
      <text:p text:style-name="P16"><text:s/>61 – Dominantes Secundarios que resuelven a Acordes Mayores o menores (tensiones)</text:p>
      <text:p text:style-name="P16"><text:s/>61 – Repaso de escalas simétricas (T,ST y ST,T)</text:p>
      <text:p text:style-name="P16"><text:s/>61 – Repaso de flechas de resolución (4ta, st, b6, T)</text:p>
      <text:p text:style-name="P16"><text:s/>62 – Formulas de potencia acústica en una fuente puntual</text:p>
      <text:p text:style-name="P16"><text:s/>63 – Ejemplo de SPL a distancia (calculo de potencia acústica)</text:p>
      <text:p text:style-name="P16"><text:s/>64 – Ejemplo de W a distancia, calcula SPL (calculo de potencia acústica)</text:p>
      <text:p text:style-name="P16"><text:s/>65 – 6 Ejemplos de problemas de calculo de Potencia Acústica</text:p>
      <text:p text:style-name="P16"><text:s/>69 – Resumen de Escala-Acordes, 2-5-1’s, Subs y dominantes secundarios</text:p>
      <text:p text:style-name="P16"><text:s/>70 – AP Musica Reggae</text:p>
      <text:p text:style-name="P16"><text:s/>70 – Regalías de sincronización (TV, comerciales, cine, videojuegos)</text:p>
      <text:p text:style-name="P17"><text:s/>71 – Introducción a las curves isofonicas (flecher-munsson)</text:p>
      <text:p text:style-name="P17"><text:s/>72 – Tabla de ponderación de dB’s A, B y C</text:p>
      <text:p text:style-name="P17"><text:s/>74 – Calculo de Rango dinámico</text:p>
      <text:p text:style-name="P17"><text:s/>74 – Calculo de “Head-Room”</text:p>
      <text:p text:style-name="P17"><text:s/>74 – Calculo de signal-to-noise ratio</text:p>
      <text:p text:style-name="P17"><text:s/>75 – Ejemplo I’snt She loveley (b13 cifrado como aug)</text:p>
      <text:p text:style-name="P17"><text:s/>75 – AP Ska &amp; Rock Steady</text:p>
      <text:p text:style-name="P17"><text:s/>76 – Sensaciones psico-acústicas (cont.)</text:p>
      <text:p text:style-name="P17"><text:s/>76 – Ruido blanco vs ruido rosa</text:p>
      <text:p text:style-name="P17"><text:s/>77 – Formula de Efecto Doppler</text:p>
      <text:p text:style-name="P17"><text:s/>79 – Formula batimento y periodo</text:p>
      <text:p text:style-name="P17"><text:s/>79 – Repaso de formula de longitud de onda</text:p>
      <text:p text:style-name="P17"><text:s/>80 – Repaso de formula de dB U, v y W</text:p>
      <text:p text:style-name="P17"><text:s/>81 – Repaso de formula de fuente acústica con ley del inverso al cuadrado</text:p>
      <text:p text:style-name="P17"><text:s/>81 – Tonalidades menores (opciones de Escala-Acorde de cada grado)</text:p>
      <text:p text:style-name="P17"><text:s/>83 – Dominantes secundarios en tonalidades menores</text:p>
      <text:p text:style-name="P18"><text:s/>85 – Repaso efecto doppler calículos y formulas</text:p>
      <text:p text:style-name="P18"><text:s/>88 – Análisis Escala-Acorde de “All Of Me”</text:p>
      <text:p text:style-name="P18"><text:s/>89 – Memorizar notas en pentagrama con tensiones de acordes</text:p>
      <text:p text:style-name="P18"><text:s/>90 – Acordes híbridos (Slash-chords)</text:p>
      <text:p text:style-name="P18"><text:s/>92 – AP Skiffle, country, folk</text:p>
      <text:p text:style-name="P18"><text:s/>93 – Introducción a marketing y negocios musicales</text:p>
      <text:p text:style-name="P18"><text:s/>94 – Acordes híbridos (cont.)</text:p>
      <text:p text:style-name="P18"><text:s/>94 – Poliacordes (poly chords, triada estructura superior)</text:p>
      <text:p text:style-name="P19"><text:s/>95 – Electricidad (propiedades)</text:p>
      <text:p text:style-name="P19"><text:s/>96 – Ionización</text:p>
      <text:p text:style-name="P19"><text:s/>97 – Lead sheet “Autumn leves” en E menor</text:p>
      <text:p text:style-name="P19"><text:s/>98 – Melodías modales</text:p>
      <text:p text:style-name="P19"><text:s/>99 – SMPTE, LTC &amp; MTC</text:p>
      <text:p text:style-name="P19"><text:s/>99 – Bit depth (cont.)</text:p>
      <text:p text:style-name="P19"><text:s/>99 – Rangos vocales: Soprano, Alto, Tenor, Bajo</text:p>
      <text:p text:style-name="P19">100 – Voicings / <text:s/>disposiciones abiertos y cerrados</text:p>
      <text:p text:style-name="P19">100 – Introducción a notas características (modales)</text:p>
      <text:p text:style-name="P19">100 – Introducción a progresiones modales</text:p>
      <text:p text:style-name="P19">101 – Funciones modales: Acordes Tónicos y Cadenciales</text:p>
      <text:p text:style-name="P19">101 – Precauciones de seguridad eléctrica</text:p>
      <text:p text:style-name="P20">101 – Formula de intensidad eléctrica</text:p>
      <text:p text:style-name="P20">101 – Introducción a ley de ohm</text:p>
      <text:p text:style-name="P20">102 – Acordes Modales : Acordes candenciales, condicionales, Evitables, de Unión</text:p>
      <text:p text:style-name="P20"><text:soft-page-break/>104 – Acordes de “You And I” de Stevie Wonder</text:p>
      <text:p text:style-name="P20">105 – AP Hill Billy</text:p>
      <text:p text:style-name="P20">106 – Leyes de Marketing</text:p>
      <text:p text:style-name="P20">108 – Formula de la ley de Ohm (Corriente, voltaje y resistencia)</text:p>
      <text:p text:style-name="P20">109 – Armonía modal: Modos inestables (lidio y locrio)</text:p>
      <text:p text:style-name="P21">110 – AP Blue grass</text:p>
      <text:p text:style-name="P21">110 – L<text:span text:style-name="T10">eyes de Marketing </text:span>(cont.)</text:p>
      <text:p text:style-name="P21">111 – <text:span text:style-name="T11">Intro a </text:span>Composición modal: Clusters, cuartales y nota pedal</text:p>
      <text:p text:style-name="P22">113 – Electricidad vs electrónica</text:p>
      <text:p text:style-name="P22">114 – Voicings modales: 3ras, 4rtas, 2ndas y combinado</text:p>
      <text:p text:style-name="P22">115 – Clasificaciones de Jazz modal</text:p>
      <text:p text:style-name="P23">116 – Fundamentos de Electricidad</text:p>
      <text:p text:style-name="P23">116 – Tipos de conductores (conductores, semiconductores y aislantes)</text:p>
      <text:p text:style-name="P23">117 – Intensidad eléctrica en Seres Humanos</text:p>
      <text:p text:style-name="P23">119 – Repaso conversión A-D</text:p>
      <text:p text:style-name="P23">119 – AP jump blues</text:p>
      <text:p text:style-name="P23">120 – AP Texas Blues</text:p>
      <text:p text:style-name="P23">120 – AP Boogie Woogie</text:p>
      <text:p text:style-name="P23">120 – L<text:span text:style-name="T10">eyes de Marketing </text:span><text:span text:style-name="T12">(cont.)</text:span></text:p>
      <text:p text:style-name="P23">121 – Acordes “Baja La Tensión”</text:p>
      <text:p text:style-name="P23">122 – Acordes “Life Is A Highway”</text:p>
      <text:p text:style-name="P23">125 – Acordes “Sir. Duke”</text:p>
      <text:p text:style-name="P23">125 – Introducción a Re-Armonización</text:p>
      <text:p text:style-name="P23">127 – Básicos de leer diagramas de circuitos de audio</text:p>
      <text:p text:style-name="P23">127 – Suma de resistencias en serie</text:p>
      <text:p text:style-name="P23">127 – Re-Armonización por Familias Tonales</text:p>
      <text:p text:style-name="P24">128 – Repaso de conversión D-A</text:p>
      <text:p text:style-name="P24">128 – AP Ragtime</text:p>
      <text:p text:style-name="P25">12<text:span text:style-name="T13">9</text:span> – L<text:span text:style-name="T10">eyes de Marketing </text:span><text:span text:style-name="T12">(cont.)</text:span></text:p>
      <text:p text:style-name="P26">12<text:span text:style-name="T14">9</text:span> – Re-Armonización <text:span text:style-name="T14">(cont.)</text:span></text:p>
      <text:p text:style-name="P27">130 – Circuitos en Serie y en Paralelo</text:p>
      <text:p text:style-name="P27">132 – Escalas Blues Mayor y menor</text:p>
      <text:p text:style-name="P27">132 – AP Lousiana Early Jazz</text:p>
      <text:p text:style-name="P27">132 – Jitter y Ditter</text:p>
      <text:p text:style-name="P27">133 – Intensidad en Serie y en Paralelo</text:p>
      <text:p text:style-name="P27">134 – 3 Ejercicios de calculo de Intensidad de circuitos</text:p>
      <text:p text:style-name="P27">135 – Fragmento Re-Armonizado de “Yesterday”</text:p>
      <text:p text:style-name="P27">136 – Voicings con Extensiones: piano</text:p>
      <text:p text:style-name="P27">136 – Ritmos jazz: ejemplo simple</text:p>
      <text:p text:style-name="P27">136 – Forma Blues (quick 4)</text:p>
      <text:p text:style-name="P28">136 – Sistemas lineales, no-lineales &amp; THD</text:p>
      <text:p text:style-name="P28">137 – AP Chicago Jazz</text:p>
      <text:p text:style-name="P29">1<text:span text:style-name="T15">37</text:span> – L<text:span text:style-name="T10">eyes de Marketing </text:span><text:span text:style-name="T12">(cont.)</text:span></text:p>
      <text:p text:style-name="P30">138 – Corriente Directa y Corriente Alterna</text:p>
      <text:p text:style-name="P30">138 – Formulas en Serie y Paralelo de Intensidad, Voltaje y Resistencia</text:p>
      <text:p text:style-name="P30">138 – Ejemplos de calculo de Intensidad circuitos</text:p>
      <text:p text:style-name="P30">139 – Acordes de “1979”</text:p>
      <text:p text:style-name="P30">141 – AP era pre-swing</text:p>
      <text:p text:style-name="P30">141 – Posicionamiento de negocios</text:p>
      <text:p text:style-name="P30">142 – Leer el valor y margen de error de resistencias (colores de resistencias)</text:p>
      <text:p text:style-name="P30">143 – <text:span text:style-name="T16">Re-Armonización, </text:span>tomando en cuenta la Melodía</text:p>
      <text:p text:style-name="P30">144 – <text:span text:style-name="T16">Re-Armonización, </text:span>acordes Dominantes</text:p>
      <text:p text:style-name="P30">145 – AP La era del Swing</text:p>
      <text:p text:style-name="P30">145 – Eras del Marketing</text:p>
      <text:p text:style-name="P31">144 – <text:span text:style-name="T16">Re-Armonización, </text:span><text:span text:style-name="T17">resolver al 1er grado al final</text:span></text:p>
      <text:p text:style-name="P32">147 – Ley de Joule</text:p>
      <text:p text:style-name="P32">148 – Símbolos de Resistencias, capacitor, inductor, diodo, transistor</text:p>
      <text:p text:style-name="P32">148 – Escala-Acorde de híbridos</text:p>
      <text:p text:style-name="P33">149 – Conversión A-D D-A multi-canal</text:p>
      <text:p text:style-name="P33"><text:soft-page-break/>150 – AP Swing &amp; Early Jazz</text:p>
      <text:p text:style-name="P34">1<text:span text:style-name="T15">37</text:span> – L<text:span text:style-name="T10">eyes de Marketing </text:span><text:span text:style-name="T12">(cont.)</text:span></text:p>
      <text:p text:style-name="P33">152 – Squetch Acordes “Fría Como El Viento” (fragmento)</text:p>
      <text:p text:style-name="P33">152 – Bajete (similar a bajo figurado)</text:p>
      <text:p text:style-name="P33">152 – Rangos de 4 voces (SATB)</text:p>
      <text:p text:style-name="P33">152 – Disposición de voces</text:p>
      <text:p text:style-name="P33">153 – Análisis de Nodos (circuitos)</text:p>
      <text:p text:style-name="P33">154 – Disposición de voces (cont.)</text:p>
      <text:p text:style-name="P33">155 – AP Cool Jazz</text:p>
      <text:p text:style-name="P33">156 – Acordes “Fría Como El Viento” (completa)</text:p>
      <text:p text:style-name="P33">157 – Conducción de voces: Directo, Paralelo, Contrario, Oblicuo</text:p>
      <text:p text:style-name="P33">158 – Ley de Faraday (formula)</text:p>
      <text:p text:style-name="P35">159 – Ejercicios de conducción de voces</text:p>
      <text:p text:style-name="P35">160 – AP <text:span text:style-name="T18">Cool Jazz </text:span>(cont.)</text:p>
      <text:p text:style-name="P36">1<text:span text:style-name="T19">60</text:span> – L<text:span text:style-name="T10">eyes de Marketing </text:span><text:span text:style-name="T12">(cont.)</text:span></text:p>
      <text:p text:style-name="P35">162 – Introducción a la Orquestación</text:p>
      <text:p text:style-name="P35">162 – Texturas Orquestales</text:p>
      <text:p text:style-name="P35">163 – Consideraciones de Orquestación: Equilibrio, melodía, acompañamiento, bajo</text:p>
      <text:p text:style-name="P35">164 – Bajo Figurado</text:p>
      <text:p text:style-name="P37">1<text:span text:style-name="T19">65</text:span> – <text:span text:style-name="T19">Corriente en un</text:span> Nodo <text:span text:style-name="T19">(electrónica)</text:span></text:p>
      <text:p text:style-name="P35">165 – Análisis de Capacitadores</text:p>
      <text:p text:style-name="P35">167 – Algunos shortcuts de ProTools</text:p>
      <text:p text:style-name="P38">168 – AP Bhangra, Alaap, Afro Beat, Arabic Pop</text:p>
      <text:p text:style-name="P38">169 – Introducción a Motivos musicales</text:p>
      <text:p text:style-name="P38">169 – Ciclos de Voice-Leading con tonos-guía (Mick Goodrick)</text:p>
      <text:p text:style-name="P38">170 – Rango de Frecuencias</text:p>
      <text:p text:style-name="P39">172 – Frecuencias, salto de octava</text:p>
      <text:p text:style-name="P39">172 – Frecuencia central de banda</text:p>
      <text:p text:style-name="P39">172 – División de tercios de octava superior e inferior</text:p>
      <text:p text:style-name="P39">173 – Desarrollo Motivico</text:p>
      <text:p text:style-name="P39">173 – Disposiciones cerrados modernos (R,3,7,T)</text:p>
      <text:p text:style-name="P39">174 – Calibración de Monitores</text:p>
      <text:p text:style-name="P39">174 – Calculo de frecuencias por Semitono</text:p>
      <text:p text:style-name="P39">175 – División silábica</text:p>
      <text:p text:style-name="P39">176 – Desarrollo Motivico (cont.)</text:p>
      <text:p text:style-name="P39">176 – Métrica de silabas</text:p>
      <text:p text:style-name="P39">177 – Tratamiento acústico de un control Room</text:p>
      <text:p text:style-name="P39">178 – Periodo, Frase, Semifrase, motivo, célula (desarrollo melódico)</text:p>
      <text:p text:style-name="P39">178 – Ejemplos de canciones con intervalos de 2, b2, b7</text:p>
      <text:p text:style-name="P40">179 – Tipos de amplificadores (clase A, B y C)</text:p>
      <text:p text:style-name="P40">179 – Calculo de ganancia de Amplificadores (formula)</text:p>
      <text:p text:style-name="P40">180 – Niveles de señal</text:p>
      <text:p text:style-name="P40">181 – Reflexión y Refracción </text:p>
      <text:p text:style-name="P40">181 – Absorción Acústica (reflexión, absorción, difusión)</text:p>
      <text:p text:style-name="P40">181 – Coeficiente de Absorción</text:p>
      <text:p text:style-name="P40">182 – Calcular coeficiente de absorción de un cuarto</text:p>
      <text:p text:style-name="P41">182 – Materiales absorbentes (métodos: disipativo, membrana, helmholtz)</text:p>
      <text:p text:style-name="P41">183 – Materiales fibrosos</text:p>
      <text:p text:style-name="P41">183 – Absorbentes de membrana (resonadores)</text:p>
      <text:p text:style-name="P41">184 – Resonadores Helmoltz</text:p>
      <text:p text:style-name="P41">184 – Reverberación acústica (RT 60)</text:p>
      <text:p text:style-name="P41">185 – Calculo de tiempo de reverberación</text:p>
      <text:p text:style-name="P41">185 – Reverberación “optima” de salas (estudio vocal, musical, iglesias, etc.)</text:p>
      <text:p text:style-name="P41">186 – Características de batería (drum kit)</text:p>
      <text:p text:style-name="P41">187 – Diseño de Recintos (Introducción a calculo de modos)</text:p>
      <text:p text:style-name="P41">187 – Análisis Modal formulas y procedimiento</text:p>
      <text:p text:style-name="P41">188 – Forma Musical</text:p>
      <text:p text:style-name="P42">189 – Calculo de modos de cuarto de Hiram</text:p>
      <text:p text:style-name="P42">189 – Grabación y Mezcla de baterías</text:p>
      <text:p text:style-name="P42"><text:soft-page-break/>190 – Calculo de RT 60</text:p>
      <text:p text:style-name="P42">192 – Coeficiente de absorción de materiales comunes (alfombra, puerta, fibra)</text:p>
      <text:p text:style-name="P42">193 – Tipos de Bajo y afinación</text:p>
      <text:p text:style-name="P42">194 – EQ de bajos</text:p>
      <text:p text:style-name="P42">195 – Tipos de guitarras Eléctricas</text:p>
      <text:p text:style-name="P42">196 – Nota Pedal</text:p>
      <text:p text:style-name="P42">196 – Ostinato y Obligados</text:p>
      <text:p text:style-name="P42">198 – Afinación de resonador de Helmholtz</text:p>
      <text:p text:style-name="P42">199 – Guitarras acústicas y púas de guitarra</text:p>
      <text:p text:style-name="P42">200 – Guitarras eléctricas y modelos (cont.)</text:p>
      <text:p text:style-name="P42">201 – Microfonía de Amplificadores de guitarra (eléctrica)</text:p>
      <text:p text:style-name="P42">201 – Bajos eléctricos y modelos (cont.)</text:p>
      <text:p text:style-name="P43">202 – Repasos resumidos (FA, FD, IA, RS)</text:p>
      <text:p text:style-name="P43">205 – Compresión durante “Tracking”</text:p>
      <text:p text:style-name="P43">205 – Sensaciones de tipos de reverb (Room, Plate, Hall)</text:p>
      <text:p text:style-name="P44">205 – Introducción a Contrapunto</text:p>
      <text:p text:style-name="P44">206 – Contrapunto: 1ra Especie (1:1)</text:p>
      <text:p text:style-name="P44">207 – Identificar frecuencias con vocales</text:p>
      <text:p text:style-name="P44">207 – Calculo de Absorción de yeso, vidrio, madera y piso</text:p>
      <text:p text:style-name="P44">207 – Contrapunto: 2nda Especie (2:1)</text:p>
      <text:p text:style-name="P44">208 – Calculo de acústica de un cuarto real (Hiram)</text:p>
      <text:p text:style-name="P44">210 – Contrapunto: 3ra Especie (4:1)</text:p>
      <text:p text:style-name="P44">211 – Contrapunto: 4rta Especie (2:1 Sincopado)</text:p>
      <text:p text:style-name="P44">211 – Diseño de Resonador de Helmholtz (formulas)</text:p>
      <text:p text:style-name="P44">212 – Notas adicionales sobre Fux (contrapunto)</text:p>
      <text:p text:style-name="P44">213 – Técnica vocal &amp; orquestación (notas masterclass)</text:p>
      <text:p text:style-name="P44">215 – Progresiones no funcionales (notas masterclass)</text:p>
      <text:p text:style-name="P44">215 – Armonía Funcional contra no funcional</text:p>
      <text:p text:style-name="P44">21<text:span text:style-name="T20">6</text:span> – <text:span text:style-name="T20">Estructuras constantes</text:span></text:p>
      <text:p text:style-name="P45">216 – Sistemas multi-tonicos (Coltrane changes, etc)</text:p>
      <text:p text:style-name="P45">217 – Repaso de contrapunto (soft rules, hard rules, contrapunto modal)</text:p>
      <text:p text:style-name="P45">217 – Contrapunto modal Hard/soft rules: 1ra Espacie</text:p>
      <text:p text:style-name="P45">218 – Contrapunto modal Hard/soft rules: 2nda Espacie</text:p>
      <text:p text:style-name="P45">219 – Contrapunto modal Hard/soft rules: 3ra Espacie</text:p>
      <text:p text:style-name="P45">220 – Contrapunto modal Hard/soft rules: 4rta Espacie</text:p>
      <text:p text:style-name="P45">221 – Contrapunto modal Hard/soft rules: 5ta Espacie (florido)</text:p>
      <text:p text:style-name="P46">222 – Orquestación a 4rteto de cuerdas (introducción)</text:p>
      <text:p text:style-name="P46">222 – Rangos y afinación de Violín, Viola, Celo, Bajo</text:p>
      <text:p text:style-name="P46">223 – Símbolos de componentes de diagrama de circuitos</text:p>
      <text:p text:style-name="P46">225 – Bocinas pasivas en paralelo</text:p>
      <text:p text:style-name="P46">225 – Ratios de afinación (just intonation)</text:p>
      <text:p text:style-name="P46">225 – Escritura a 5 voces (4 voces + bajo)</text:p>
      <text:p text:style-name="P46">225 – Ejemplos de cuerdas: Luis Miguel – romance y Cara a cara</text:p>
      <text:p text:style-name="P46">226 – Análisis Armónico de “Cara a cara” de Marcos Vidal</text:p>
      <text:p text:style-name="P46">227 – Acordes de “Cara a cara”</text:p>
      <text:p text:style-name="P46">227 – Introducción a escritura de “Soli’s”</text:p>
      <text:p text:style-name="P46">228 – Voicings Mecánicos</text:p>
      <text:p text:style-name="P46">228 – Calculo de Potencia Eléctrica</text:p>
      <text:p text:style-name="P46">229 – Análisis Melódico para soli’s (notas de paso, vecinas, enclosures, apoyatura)</text:p>
      <text:p text:style-name="P47">230 – Ejercicio de voicings Mecánicos</text:p>
      <text:p text:style-name="P47">231 – Repaso LM</text:p>
      <text:p text:style-name="P48">232 – Cableado (tipos de cables)</text:p>
      <text:p text:style-name="P48">233 – Cables XLR</text:p>
      <text:p text:style-name="P48">233 – Cables TS y TRS</text:p>
      <text:p text:style-name="P48">233 – Cables Speak on “neutrik”</text:p>
      <text:p text:style-name="P48">234 – Cable Auxiliar (como de un celular: TRRRS)</text:p>
      <text:p text:style-name="P48">234 – Potenciómetros</text:p>
      <text:p text:style-name="P48">234 – Instrumentos transpositorios (vientos y metales)</text:p>
      <text:p text:style-name="P48">235 – Instrumentación Big Band</text:p>
      <text:p text:style-name="P48"><text:soft-page-break/>235 – Fragmentación Melódica (dove tailing)</text:p>
      <text:p text:style-name="P48">236 – Coupling de secciones (constante y variable)</text:p>
      <text:p text:style-name="P48">237 – C<text:span text:style-name="T21">olores de resistencias </text:span>(cont.)</text:p>
      <text:p text:style-name="P48">237 – Protoboard diagrama</text:p>
      <text:p text:style-name="P48">237 – Polaridad y tierra en XLR y TRS</text:p>
      <text:p text:style-name="P48">238 – Introducción a voicings no mecánicos</text:p>
      <text:p text:style-name="P48">238 – Voicings Cuartales (so what voicing, mezclados, cuartal estricto)</text:p>
      <text:p text:style-name="P49">239 – Voicings con poli-acordes</text:p>
      <text:p text:style-name="P49">240 – Voicings con Hibridos</text:p>
      <text:p text:style-name="P49">241 – Repaso LM (viento metal, viento madera)</text:p>
      <text:p text:style-name="P49">242 – Resto de repasos (FA, FD, IA, RS, EA)</text:p>
      <text:p text:style-name="P49">246 – Voicings con Clusters</text:p>
      <text:p text:style-name="P49">246 – Ejercicio 4&amp;5 Soli</text:p>
      <text:p text:style-name="P49">247 – Poliacordes de 4 notas cada uno (upper structure)</text:p>
      <text:p text:style-name="P49">247 – Coupling vientos a metales</text:p>
      <text:p text:style-name="P49">247 – Repaso de ingeniería parcial</text:p>
      <text:p text:style-name="P49">248 – Anatomía de una Bocina</text:p>
      <text:p text:style-name="P49">249 – Tipos de Bocinas</text:p>
      <text:p text:style-name="P49">249 – Ejemplo de calculo de RT 60</text:p>
      <text:p text:style-name="P49">250 – Escritura lineal (soli’s y voicings no mecánicos)</text:p>
      <text:p text:style-name="P49">251 – Doblar con Maderas</text:p>
      <text:p text:style-name="P49">251 – Substitutos comunes de melodía</text:p>
      <text:p text:style-name="P50">252 – Notación de batería en pentagrama <text:span text:style-name="T22">(notas masterclass)</text:span></text:p>
      <text:p text:style-name="P51">252 – Ciclos de Mick Goodrick a 4 notas <text:span text:style-name="T22">(notas masterclass)</text:span></text:p>
      <text:p text:style-name="P51">254 – voicings cuartales / sus2 de Mick Goodrick <text:span text:style-name="T22">(notas masterclass)</text:span></text:p>
      <text:p text:style-name="P51">255 – Mención de Generic Modality Compression (GMC de Mick) <text:span text:style-name="T22">(notas masterclass)</text:span></text:p>
      <text:p text:style-name="P51">255 – Ultimo repaso de Max de LM</text:p>
      <text:p text:style-name="P51">256 – Estructura superior de menor melodica</text:p>
      <text:p text:style-name="P51">256 – Homophonic Writing, recomendación de libros (ultima clase de Max)</text:p>
      <text:p text:style-name="P52">257 – Intro de audio para cine (primera clase de Leo)</text:p>
      <text:p text:style-name="P52">258 – Foro de Teatro</text:p>
      <text:p text:style-name="P52">259 – Elenco de un evento</text:p>
      <text:p text:style-name="P52">260 – Automatic Dialoge Replacement</text:p>
      <text:p text:style-name="P52">260 – Recomendación de micros Leo</text:p>
      <text:p text:style-name="P52">261 – Partes de un teatro</text:p>
      <text:p text:style-name="P52">262 – Tipos de foro</text:p>
      <text:p text:style-name="P52">262 – Repasos (EE, FA, FD, PM, SD)</text:p>
      <text:p text:style-name="P52">265 – Ejercicio de squetch orquestal (Andantino)</text:p>
      <text:p text:style-name="P52">267 – Repasos (EE, FA, FD, PM, SD)</text:p>
      <text:p text:style-name="P52">270 – Notas de PD patch de entrenamiento de frecuencias</text:p>
      <text:p text:style-name="P52">270 – Inversión de escalas modales</text:p>
      <text:p text:style-name="P52">270 – Repaso LM (atonal)</text:p>
      <text:p text:style-name="P52">272 – Ejercicio de tiempos fuertes y contras encima de un Blues</text:p>
      <text:p text:style-name="P52">273 – Forma Blues y variaciones</text:p>
      <text:p text:style-name="P52">274 – Notas sobre lineas Bebop</text:p>
      <text:p text:style-name="P52">275 – Rhythm changes (con re -armonización)</text:p>
      <text:p text:style-name="P52">276 – Escribir intros, interludes y outros</text:p>
      <text:p text:style-name="P49"/>
      <text:p text:style-name="P49"/>
      <text:p text:style-name="P49"/>
      <text:p text:style-name="P49"/>
      <text:p text:style-name="P48"/>
      <text:p text:style-name="P48"/>
      <text:p text:style-name="P48"/>
      <text:p text:style-name="P48"/>
      <text:p text:style-name="P46"/>
      <text:p text:style-name="P46"/>
      <text:p text:style-name="P46"/>
      <text:h text:style-name="P53" text:outline-level="1"/>
      <text:p text:style-name="P54"/>
      <text:h text:style-name="P55" text:outline-level="1">Indice: <text:span text:style-name="T23">Solo Apreciación Musical y Negocios</text:span></text:h>
      <text:p text:style-name="P56">Formato:</text:p>
      <text:p text:style-name="P57"><text:tab/><text:span text:style-name="T2">Numero </text:span><text:span text:style-name="T3">de pagina</text:span><text:span text:style-name="T2"> - tema</text:span></text:p>
      <text:p text:style-name="P58"/>
      <text:p text:style-name="P59"><text:s text:c="2"/>5 – Porcentajes de regalías</text:p>
      <text:p text:style-name="P60"><text:s text:c="2"/>9 – AP Surf rock &amp; garaje rock</text:p>
      <text:p text:style-name="P60"><text:s/>10 – Publishing &amp; tipos de regalías</text:p>
      <text:p text:style-name="P61"><text:s/>13 – AP psych roch / acid rock</text:p>
      <text:p text:style-name="P61"><text:s/>13 – Regalías pt.2</text:p>
      <text:p text:style-name="P62"><text:s/>16 – AP invasión británica</text:p>
      <text:p text:style-name="P62"><text:s/>16 – Regalías (cont.)</text:p>
      <text:p text:style-name="P62"><text:s/>21 – AP Hard Rock</text:p>
      <text:p text:style-name="P63"><text:s/>21 – Sociedades de gestión: SACM, ASCAP, BMI</text:p>
      <text:p text:style-name="P64"><text:s/>70 – AP Musica Reggae</text:p>
      <text:p text:style-name="P64"><text:s/>70 – Regalías de sincronización (TV, comerciales, cine, videojuegos)</text:p>
      <text:p text:style-name="P65"><text:s/>75 – AP Ska &amp; Rock Steady</text:p>
      <text:p text:style-name="P66"><text:s/>92 – AP Skiffle, country, folk</text:p>
      <text:p text:style-name="P66"><text:s/>93 – Introducción a marketing y negocios musicales</text:p>
      <text:p text:style-name="P67">105 – AP Hill Billy</text:p>
      <text:p text:style-name="P67">106 – Leyes de Marketing</text:p>
      <text:p text:style-name="P68">110 – AP Blue grass</text:p>
      <text:p text:style-name="P68">110 – L<text:span text:style-name="T10">eyes de Marketing </text:span>(cont.)</text:p>
      <text:p text:style-name="P69">115 – Clasificaciones de Jazz modal</text:p>
      <text:p text:style-name="P70">119 – AP jump blues</text:p>
      <text:p text:style-name="P70">120 – AP Texas Blues</text:p>
      <text:p text:style-name="P70">120 – AP Boogie Woogie</text:p>
      <text:p text:style-name="P70">120 – L<text:span text:style-name="T10">eyes de Marketing </text:span><text:span text:style-name="T12">(cont.)</text:span></text:p>
      <text:p text:style-name="P70">12<text:span text:style-name="T13">9</text:span> – L<text:span text:style-name="T10">eyes de Marketing </text:span><text:span text:style-name="T12">(cont.)</text:span></text:p>
      <text:p text:style-name="P71">132 – AP Lousiana Early Jazz</text:p>
      <text:p text:style-name="P72">137 – AP Chicago Jazz</text:p>
      <text:p text:style-name="P70">1<text:span text:style-name="T15">37</text:span> – L<text:span text:style-name="T10">eyes de Marketing </text:span><text:span text:style-name="T12">(cont.)</text:span></text:p>
      <text:p text:style-name="P73">141 – AP era pre-swing</text:p>
      <text:p text:style-name="P73">141 – Posicionamiento de negocios</text:p>
      <text:p text:style-name="P73">145 – AP La era del Swing</text:p>
      <text:p text:style-name="P73">145 – Eras del Marketing</text:p>
      <text:p text:style-name="P74">150 – AP Swing &amp; Early Jazz</text:p>
      <text:p text:style-name="P70">1<text:span text:style-name="T15">37</text:span> – L<text:span text:style-name="T10">eyes de Marketing </text:span><text:span text:style-name="T12">(cont.)</text:span></text:p>
      <text:p text:style-name="P74">155 – AP Cool Jazz</text:p>
      <text:p text:style-name="P75">160 – AP <text:span text:style-name="T18">Cool Jazz </text:span>(cont.)</text:p>
      <text:p text:style-name="P70">1<text:span text:style-name="T19">60</text:span> – L<text:span text:style-name="T10">eyes de Marketing </text:span><text:span text:style-name="T12">(cont.)</text:span></text:p>
      <text:p text:style-name="P76">168 – AP Bhangra, Alaap, Afro Beat, Arabic Pop</text:p>
      <text:p text:style-name="P77"/>
      <text:p text:style-name="P77"/>
      <text:p text:style-name="P77"/>
      <text:p text:style-name="P78"/>
      <text:p text:style-name="P79"/>
      <text:p text:style-name="P80"/>
      <text:h text:style-name="P81" text:outline-level="1">Indice: <text:span text:style-name="T1">Solo Ingeniería y Producción </text:span></text:h>
      <text:p text:style-name="P82">Formato:</text:p>
      <text:p text:style-name="P83"><text:tab/><text:span text:style-name="T2">Numero </text:span><text:span text:style-name="T3">de pagina</text:span><text:span text:style-name="T2"> - tema</text:span></text:p>
      <text:p text:style-name="P84"/>
      <text:p text:style-name="P85"><text:s/>2 – Propiedades del sonido</text:p>
      <text:p text:style-name="P85"><text:span text:style-name="T4"><text:s/>2 – O</text:span>ndas triangulares y de cierra</text:p>
      <text:p text:style-name="P85"><text:s/>3 – pines de cable MIDI</text:p>
      <text:p text:style-name="P85"><text:s/>4 – efectos de modulación</text:p>
      <text:p text:style-name="P85"><text:s/>5 – <text:span text:style-name="T4">Formula de Pascales (Pa)</text:span></text:p>
      <text:p text:style-name="P85"><text:s/>5 – <text:span text:style-name="T4">Formula de mínima presión atmosférica</text:span></text:p>
      <text:p text:style-name="P85"><text:span text:style-name="T4"><text:s/>6</text:span> – <text:span text:style-name="T4">Formula de Pascales a SPL</text:span></text:p>
      <text:p text:style-name="P86"><text:s/>7 – Conversión Análogo-Digital</text:p>
      <text:p text:style-name="P86"><text:s/>8 – Aliasing (como calcular)</text:p>
      <text:p text:style-name="P86"><text:s/>8 – bit depth</text:p>
      <text:p text:style-name="P86"><text:s/>9 – <text:span text:style-name="T5">Efecto de </text:span>Reverb</text:p>
      <text:p text:style-name="P86">10 – Longitud de onda</text:p>
      <text:p text:style-name="P86">10 – Velocidad del sonido</text:p>
      <text:p text:style-name="P86">1<text:span text:style-name="T6">1 – Fase y rotación de fase</text:span></text:p>
      <text:p text:style-name="P87">17 – Serie de Armónicos</text:p>
      <text:p text:style-name="P87">17 – Forma de onda: Cuadrada, triangular, sierra (saw)</text:p>
      <text:p text:style-name="P87">18 – Inarmónicos</text:p>
      <text:p text:style-name="P87">18 – Envolvente de tiempo (ADSR)</text:p>
      <text:p text:style-name="P88">21 – Intro a la Psico-acústica</text:p>
      <text:p text:style-name="P88">22 – Enmascaramiento</text:p>
      <text:p text:style-name="P88">22 – Efecto Haas</text:p>
      <text:p text:style-name="P88">22 – Batimento</text:p>
      <text:p text:style-name="P88">23 – velocidad del sonido ejemplo</text:p>
      <text:p text:style-name="P88">24 – Periodo</text:p>
      <text:p text:style-name="P88">29 – <text:span text:style-name="T7">Decibeles acústicos</text:span></text:p>
      <text:p text:style-name="P88">29 – Tipos de decibeles: dB SW, dB SIL, dB A, dB B, dB C, dB U, dB V, <text:span text:style-name="T7">dB FS</text:span></text:p>
      <text:p text:style-name="P89">30 – Formula de suma de Decibeles</text:p>
      <text:p text:style-name="P89">32 – Introducción a sistemas Binarios, Decimal y Hexadecimal</text:p>
      <text:p text:style-name="P89">34 – Conversión de numero binario a decimal</text:p>
      <text:p text:style-name="P89">35 – Conversión de numero hexadecimal a decimal</text:p>
      <text:p text:style-name="P89">36 – Conversión de numero hexadecimal a binario (sin pasar por decimal)</text:p>
      <text:p text:style-name="P89">36 – Tabla de números hexadecimales</text:p>
      <text:p text:style-name="P90">37 – Propagación acústica: Isotropica, Lineal y Plana</text:p>
      <text:p text:style-name="P90">38 – Ley del cuadrado inverso para calcular SPL a distancia</text:p>
      <text:p text:style-name="P90">39 – Calcular SPL a distancia EJEMPLO</text:p>
      <text:p text:style-name="P91">45 – Calculando Estructura de Ganancia (formulas)</text:p>
      <text:p text:style-name="P91">46 – Nivel de Mic en volts</text:p>
      <text:p text:style-name="P91">46 – Nivel de linea en volts</text:p>
      <text:p text:style-name="P91">46 – Ejemplo de calculo de ganancia</text:p>
      <text:p text:style-name="P91">47 – Calculo de ganancia Paso a paso</text:p>
      <text:p text:style-name="P92">52 – Mas ejemplos de calculo de estructura de ganancia</text:p>
      <text:p text:style-name="P92">54 – Formula de perdida acústica</text:p>
      <text:p text:style-name="P92">54 – Formulas de sensibilidad de Mic y dBs restantes</text:p>
      <text:p text:style-name="P92">55 – Formula de mic pre para llegar a line level</text:p>
      <text:p text:style-name="P92">55 – Ejemplo de instrumento acústico a mic</text:p>
      <text:p text:style-name="P93">57 – Gain Stage (cont.) 58 – Watts en la bocina</text:p>
      <text:p text:style-name="P93">58 – Formulas de Bocina a escucha Humana</text:p>
      <text:p text:style-name="P94">59 – Acústica : de potencia a intensidad (cont.)</text:p>
      <text:p text:style-name="P94">62 – Formulas de potencia acústica en una fuente puntual</text:p>
      <text:p text:style-name="P94">63 – Ejemplo de SPL a distancia (calculo de potencia acústica)</text:p>
      <text:p text:style-name="P94">64 – Ejemplo de W a distancia, calcula SPL (calculo de potencia acústica)</text:p>
      <text:p text:style-name="P94">65 – 6 Ejemplos de problemas de calculo de Potencia Acústica</text:p>
      <text:p text:style-name="P95"><text:soft-page-break/><text:s/>71 – Introducción a las curves isofonicas (flecher-munsson)</text:p>
      <text:p text:style-name="P95"><text:s/>72 – Tabla de ponderación de dB’s A, B y C</text:p>
      <text:p text:style-name="P95"><text:s/>74 – Calculo de Rango dinámico</text:p>
      <text:p text:style-name="P95"><text:s/>74 – Calculo de “Head-Room”</text:p>
      <text:p text:style-name="P95"><text:s/>74 – Calculo de signal-to-noise ratio</text:p>
      <text:p text:style-name="P95"><text:s/>76 – Sensaciones psico-acústicas (cont.)</text:p>
      <text:p text:style-name="P95"><text:s/>76 – Ruido blanco vs ruido rosa</text:p>
      <text:p text:style-name="P95"><text:s/>77 – Formula de Efecto Doppler</text:p>
      <text:p text:style-name="P95"><text:s/>79 – Formula batimento y periodo</text:p>
      <text:p text:style-name="P95"><text:s/>79 – Repaso de formula de longitud de onda</text:p>
      <text:p text:style-name="P95"><text:s/>80 – Repaso de formula de dB U, v y W</text:p>
      <text:p text:style-name="P95"><text:s/>81 – Repaso de formula de fuente acústica con ley del inverso al cuadrado</text:p>
      <text:p text:style-name="P96"><text:s/>85 – Repaso efecto doppler calículos y formulas</text:p>
      <text:p text:style-name="P97"><text:s/>95 – Electricidad (propiedades)</text:p>
      <text:p text:style-name="P97"><text:s/>96 – Ionización</text:p>
      <text:p text:style-name="P97"><text:s/>99 – SMPTE, LTC &amp; MTC</text:p>
      <text:p text:style-name="P97"><text:s/>99 – Bit depth (cont.)</text:p>
      <text:p text:style-name="P97">101 – Precauciones de seguridad eléctrica</text:p>
      <text:p text:style-name="P98">101 – Formula de intensidad eléctrica</text:p>
      <text:p text:style-name="P98">101 – Introducción a ley de ohm</text:p>
      <text:p text:style-name="P98">108 – Formula de la ley de Ohm (Corriente, voltaje y resistencia)</text:p>
      <text:p text:style-name="P99">113 – Electricidad vs electrónica</text:p>
      <text:p text:style-name="P100">116 – Fundamentos de Electricidad</text:p>
      <text:p text:style-name="P100">116 – Tipos de conductores (conductores, semiconductores y aislantes)</text:p>
      <text:p text:style-name="P100">117 – Intensidad eléctrica en Seres Humanos</text:p>
      <text:p text:style-name="P100">119 – Repaso conversión A-D</text:p>
      <text:p text:style-name="P100">127 – Básicos de leer diagramas de circuitos de audio</text:p>
      <text:p text:style-name="P100">127 – Suma de resistencias en serie</text:p>
      <text:p text:style-name="P101">128 – Repaso de conversión D-A</text:p>
      <text:p text:style-name="P102">130 – Circuitos en Serie y en Paralelo</text:p>
      <text:p text:style-name="P102">132 – Jitter y Ditter</text:p>
      <text:p text:style-name="P102">133 – Intensidad en Serie y en Paralelo</text:p>
      <text:p text:style-name="P102">134 – 3 Ejercicios de calculo de Intensidad de circuitos</text:p>
      <text:p text:style-name="P103">136 – Sistemas lineales, no-lineales &amp; THD</text:p>
      <text:p text:style-name="P104">138 – Corriente Directa y Corriente Alterna</text:p>
      <text:p text:style-name="P104">138 – Formulas en Serie y Paralelo de Intensidad, Voltaje y Resistencia</text:p>
      <text:p text:style-name="P104">138 – Ejemplos de calculo de Intensidad circuitos</text:p>
      <text:p text:style-name="P104">142 – Leer el valor y margen de error de resistencias (colores de resistencias)</text:p>
      <text:p text:style-name="P105">147 – Ley de Joule</text:p>
      <text:p text:style-name="P105">148 – Símbolos de Resistencias, capacitor, inductor, diodo, transistor</text:p>
      <text:p text:style-name="P106">149 – Conversión A-D D-A multi-canal</text:p>
      <text:p text:style-name="P106">153 – Análisis de Nodos (circuitos)</text:p>
      <text:p text:style-name="P106">158 – Ley de Faraday (formula)</text:p>
      <text:p text:style-name="P106">1<text:span text:style-name="T19">65</text:span> – <text:span text:style-name="T19">Corriente en un</text:span> Nodo <text:span text:style-name="T19">(electrónica)</text:span></text:p>
      <text:p text:style-name="P107">165 – Análisis de Capacitadores</text:p>
      <text:p text:style-name="P107">167 – Algunos shortcuts de ProTools</text:p>
      <text:p text:style-name="P108">170 – Rango de Frecuencias</text:p>
      <text:p text:style-name="P109">172 – Frecuencias, salto de octava</text:p>
      <text:p text:style-name="P109">172 – Frecuencia central de banda</text:p>
      <text:p text:style-name="P109">172 – División de tercios de octava superior e inferior</text:p>
      <text:p text:style-name="P109">174 – Calibración de Monitores</text:p>
      <text:p text:style-name="P109">174 – Calculo de frecuencias por Semitono</text:p>
      <text:p text:style-name="P109">177 – Tratamiento acústico de un control Room</text:p>
      <text:p text:style-name="P110">179 – Tipos de amplificadores (clase A, B y C)</text:p>
      <text:p text:style-name="P110">179 – Calculo de ganancia de Amplificadores (formula)</text:p>
      <text:p text:style-name="P110">180 – Niveles de señal</text:p>
      <text:p text:style-name="P110">181 – Reflexión y Refracción </text:p>
      <text:p text:style-name="P110">181 – Absorción Acústica (reflexión, absorción, difusión)</text:p>
      <text:p text:style-name="P110">181 – Coeficiente de Absorción</text:p>
      <text:p text:style-name="P110"><text:soft-page-break/>182 – Calcular coeficiente de absorción de un cuarto</text:p>
      <text:p text:style-name="P111">182 – Materiales absorbentes (métodos: disipativo, membrana, helmholtz)</text:p>
      <text:p text:style-name="P111">183 – Materiales fibrosos</text:p>
      <text:p text:style-name="P111">183 – Absorbentes de membrana (resonadores)</text:p>
      <text:p text:style-name="P111">184 – Resonadores Helmoltz</text:p>
      <text:p text:style-name="P111">184 – Reverberación acústica (RT 60)</text:p>
      <text:p text:style-name="P111">185 – Calculo de tiempo de reverberación</text:p>
      <text:p text:style-name="P111">185 – Reverberación “optima” de salas (estudio vocal, musical, iglesias, etc.)</text:p>
      <text:p text:style-name="P111">186 – Características de batería (drum kit)</text:p>
      <text:p text:style-name="P111">187 – Diseño de Recintos (Introducción a calculo de modos)</text:p>
      <text:p text:style-name="P111">187 – Análisis Modal formulas y procedimiento</text:p>
      <text:p text:style-name="P112">189 – Calculo de modos de cuarto de Hiram</text:p>
      <text:p text:style-name="P112">189 – Grabación y Mezcla de baterías</text:p>
      <text:p text:style-name="P112">190 – Calculo de RT 60</text:p>
      <text:p text:style-name="P112">192 – Coeficiente de absorción de materiales comunes (alfombra, puerta, fibra)</text:p>
      <text:p text:style-name="P112">193 – Tipos de Bajo y afinación</text:p>
      <text:p text:style-name="P112">194 – EQ de bajos</text:p>
      <text:p text:style-name="P112">195 – Tipos de guitarras Eléctricas</text:p>
      <text:p text:style-name="P112">198 – Afinación de resonador de Helmholtz</text:p>
      <text:p text:style-name="P112">199 – Guitarras acústicas y púas de guitarra</text:p>
      <text:p text:style-name="P112">200 – Guitarras eléctricas y modelos (cont.)</text:p>
      <text:p text:style-name="P112">201 – Microfonía de Amplificadores de guitarra (eléctrica)</text:p>
      <text:p text:style-name="P112">201 – Bajos eléctricos y modelos (cont.)</text:p>
      <text:p text:style-name="P113">202 – Repasos resumidos (FA, FD, IA, RS)</text:p>
      <text:p text:style-name="P113">205 – Compresión durante “Tracking”</text:p>
      <text:p text:style-name="P113">205 – Sensaciones de tipos de reverb (Room, Plate, Hall)</text:p>
      <text:p text:style-name="P114">207 – Identificar frecuencias con vocales</text:p>
      <text:p text:style-name="P114">207 – Calculo de Absorción de yeso, vidrio, madera y piso</text:p>
      <text:p text:style-name="P114">208 – Calculo de acústica de un cuarto real (Hiram)</text:p>
      <text:p text:style-name="P114">211 – Diseño de Resonador de Helmholtz (formulas)</text:p>
      <text:p text:style-name="P115">223 – Símbolos de componentes de diagrama de circuitos</text:p>
      <text:p text:style-name="P115">225 – Bocinas pasivas en paralelo</text:p>
      <text:p text:style-name="P115">225 – Ratios de afinación (just intonation)</text:p>
      <text:p text:style-name="P115">228 – Calculo de Potencia Eléctrica</text:p>
      <text:p text:style-name="P116">232 – Cableado (tipos de cables)</text:p>
      <text:p text:style-name="P116">233 – Cables XLR</text:p>
      <text:p text:style-name="P116">233 – Cables TS y TRS</text:p>
      <text:p text:style-name="P116">233 – Cables Speak on “neutrik”</text:p>
      <text:p text:style-name="P116">234 – Cable Auxiliar (como de un celular: TRRRS)</text:p>
      <text:p text:style-name="P116">234 – Potenciómetros</text:p>
      <text:p text:style-name="P116">237 – C<text:span text:style-name="T21">olores de resistencias </text:span>(cont.)</text:p>
      <text:p text:style-name="P116">237 – Protoboard diagrama</text:p>
      <text:p text:style-name="P116">237 – Polaridad y tierra en XLR y TRS</text:p>
      <text:p text:style-name="P117">242 – Resto de repasos (FA, FD, IA, RS, EA)</text:p>
      <text:p text:style-name="P117">247 – Repaso de ingeniería parcial</text:p>
      <text:p text:style-name="P117">248 – Anatomía de una Bocina</text:p>
      <text:p text:style-name="P117">249 – Tipos de Bocinas</text:p>
      <text:p text:style-name="P117">249 – Ejemplo de calculo de RT 60</text:p>
      <text:p text:style-name="P118">257 – Intro de audio para cine (primera clase de Leo)</text:p>
      <text:p text:style-name="P118">258 – Foro de Teatro</text:p>
      <text:p text:style-name="P118">259 – Elenco de un evento</text:p>
      <text:p text:style-name="P118">260 – Automatic Dialoge Replacement</text:p>
      <text:p text:style-name="P118">260 – Recomendación de micros Leo</text:p>
      <text:p text:style-name="P118">261 – Partes de un teatro</text:p>
      <text:p text:style-name="P118">262 – Tipos de foro</text:p>
      <text:p text:style-name="P118">262 – Repasos (EE, FA, FD, PM, SD)</text:p>
      <text:p text:style-name="P118">267 – Repasos (EE, FA, FD, PM, SD)</text:p>
      <text:p text:style-name="P118">270 – Notas de PD patch de entrenamiento de frecuencias</text:p>
      <text:p text:style-name="P80"/>
      <text:h text:style-name="P81" text:outline-level="1">Indice: <text:span text:style-name="T24">Solo Lenguaje Musical</text:span></text:h>
      <text:p text:style-name="P82">Formato:</text:p>
      <text:p text:style-name="P83"><text:tab/><text:span text:style-name="T2">Numero </text:span><text:span text:style-name="T3">de pagina</text:span><text:span text:style-name="T2"> - tema</text:span></text:p>
      <text:p text:style-name="P83"/>
      <text:p text:style-name="P83"/>
      <text:p text:style-name="P85"><text:s/>1 – Nombre de notas</text:p>
      <text:p text:style-name="P85"><text:s/>2 – Modos musicales <text:span text:style-name="T4">(introducción)</text:span></text:p>
      <text:p text:style-name="P85"><text:s/>3 – Cadencias <text:span text:style-name="T4">armónicas</text:span></text:p>
      <text:p text:style-name="P85"><text:s/>3 – Acordes de modo Jónico y Eólico</text:p>
      <text:p text:style-name="P85"><text:s/>4 – Posiciones / modos de escala pentatonica</text:p>
      <text:p text:style-name="P86"><text:s/>7 – Modos Griegos armonizados (con nota característica)</text:p>
      <text:p text:style-name="P119">11 – Sustituto de tritono (sub’s)</text:p>
      <text:p text:style-name="P119">11 – Dominantes Secundarios</text:p>
      <text:p text:style-name="P119">12 – Dominantes Secundarios (cont.)</text:p>
      <text:p text:style-name="P119">13 – Escalas Mixolidias de dominantes secundarios</text:p>
      <text:p text:style-name="P119">13 – Escalas menores (menor Armónica &amp; menor Melódica)</text:p>
      <text:p text:style-name="P119">14 – Notas guia de Subs de tritono</text:p>
      <text:p text:style-name="P119">14 – Flechas punteadas y flechas solidas</text:p>
      <text:p text:style-name="P119">14 – Escala Alterada dominante</text:p>
      <text:p text:style-name="P119">14 – Escala lidio b7</text:p>
      <text:p text:style-name="P87">15 – Ejemplos de música con sub’s</text:p>
      <text:p text:style-name="P87">15 – Dinámica musical (pp, p, mp, mf, f, ff)</text:p>
      <text:p text:style-name="P87">15 – Resolución engañosa en dominantes sustitutos</text:p>
      <text:p text:style-name="P87">18 – Tiempos fuertes y débiles</text:p>
      <text:p text:style-name="P87">18 – Dominantes sin función de dominantes</text:p>
      <text:p text:style-name="P87">18 – Cadena de Dominantes</text:p>
      <text:p text:style-name="P87">19 – Dominantes sin función de dominantes (cont.)</text:p>
      <text:p text:style-name="P87">19 – Repaso de Intercambio Modal</text:p>
      <text:p text:style-name="P87">20 – Escalas Mixo resuelven a acordes menores y Mayores</text:p>
      <text:p text:style-name="P88">25 – Repaso parcial LM</text:p>
      <text:p text:style-name="P88">25 – Tensiones disponibles</text:p>
      <text:p text:style-name="P88">26 – Segundos Relacionados</text:p>
      <text:p text:style-name="P88">26 – Braquet solido y punteado</text:p>
      <text:p text:style-name="P88">26 – Acordes de doble función</text:p>
      <text:p text:style-name="P88">27 – II-V-I’s diatónicos y chromaticos</text:p>
      <text:p text:style-name="P88">28 – Encontrar resoluciones de dominantes y Sub’s</text:p>
      <text:p text:style-name="P89">31 – Acordes disminuidos</text:p>
      <text:p text:style-name="P89">33 - Acordes disminuidos (cont.)</text:p>
      <text:p text:style-name="P89">33 – Escala 6ta Disminuida de Barry Harris</text:p>
      <text:p text:style-name="P90">40 – Escalas Disminuidas (Octatonica, Simétrica Disminuida, Simétrica Dominante)</text:p>
      <text:p text:style-name="P90">41 – Escala Simétrica Dominante vs Simétrica Disminuida – Tensiones disponibles</text:p>
      <text:p text:style-name="P90">41 – Sustituto de disminuido</text:p>
      <text:p text:style-name="P90">42 – Escala-Acorde Jónica------+</text:p>
      <text:p text:style-name="P90">42 – Escala-Acorde Dóric<text:span text:style-name="T8">o</text:span> <text:s text:c="5"/>|</text:p>
      <text:p text:style-name="P90">42 – Escala-Acorde Frigia <text:s text:c="5"/>|</text:p>
      <text:p text:style-name="P90">42 – Escala-Acorde Mixolidia <text:s text:c="2"/>| <text:s text:c="2"/>Modos Mayores <text:span text:style-name="T8">con</text:span> <text:span text:style-name="T8">tensiones disponibles</text:span></text:p>
      <text:p text:style-name="P90">42 – Escala-Acorde Lidia <text:s text:c="6"/>|</text:p>
      <text:p text:style-name="P90">42 – Escala-Acorde Eólica <text:s text:c="5"/>|</text:p>
      <text:p text:style-name="P90">42 – Escala-Acorde Locri<text:span text:style-name="T8">o</text:span>------+</text:p>
      <text:p text:style-name="P90">43 – Escala-Acorde menor Melódica-------------<text:span text:style-name="T8">+</text:span></text:p>
      <text:p text:style-name="P90">43 – Escala-Acorde <text:span text:style-name="T8">Dórico b9 (frigio nat6) <text:s text:c="3"/>|</text:span></text:p>
      <text:p text:style-name="P90">43 – Escala-Acorde <text:span text:style-name="T8">Lidio Aumentado <text:s text:c="11"/>|</text:span></text:p>
      <text:p text:style-name="P90">43 – Escala-Acorde <text:span text:style-name="T8">Lidio b7 <text:s text:c="18"/>| Modos menor Melódica (tensiones)</text:span></text:p>
      <text:p text:style-name="P90">43 – Escala-Acorde <text:span text:style-name="T8">Mixo 9 b13 <text:s text:c="16"/>|</text:span></text:p>
      <text:p text:style-name="P90">43 – Escala-Acorde <text:span text:style-name="T8">Locrio nat6 <text:s text:c="15"/>|</text:span></text:p>
      <text:p text:style-name="P90">43 – Escala-Acorde <text:span text:style-name="T8">Alterada Dominante---------+</text:span></text:p>
      <text:p text:style-name="P120"><text:soft-page-break/>44 – Escala-Acorde menor Armónica------+</text:p>
      <text:p text:style-name="P120">44 – Escala-Acorde Locrio nat6 <text:s text:c="8"/>|</text:p>
      <text:p text:style-name="P120">44 – Escala-Acorde <text:span text:style-name="T9">Jónico Aumentado <text:s text:c="2"/></text:span><text:s/><text:span text:style-name="T9">|</text:span></text:p>
      <text:p text:style-name="P120">44 – Escala-Acorde <text:span text:style-name="T9">Dórico #11 <text:s text:c="8"/></text:span><text:s/><text:span text:style-name="T9">| Modos menor Armónica (con tensiones)</text:span></text:p>
      <text:p text:style-name="P120">44 – Escala-Acorde <text:span text:style-name="T9">Mixo b9 b13 <text:s text:c="7"/></text:span><text:s/><text:span text:style-name="T9">|</text:span></text:p>
      <text:p text:style-name="P120">44 – Escala-Acorde <text:span text:style-name="T9">Lidio #9 <text:s text:c="10"/></text:span><text:s/><text:span text:style-name="T9">|</text:span></text:p>
      <text:p text:style-name="P120">44 – Escala-Acorde <text:span text:style-name="T9">Alterado bb7--------+</text:span></text:p>
      <text:p text:style-name="P91">50 – Escalas de Acordes Disminuidos</text:p>
      <text:p text:style-name="P91">51 – Substitutos de disminuidos (cont.)</text:p>
      <text:p text:style-name="P91">51 – Flechas de resolución especiales: Por 4ta, por ST, por Tono, por b6</text:p>
      <text:p text:style-name="P93"><text:s/>56 – Modulación Musical</text:p>
      <text:p text:style-name="P94"><text:s/>60 – Escala-Acorde de Segundos relacionados y sus dominantes secundarios</text:p>
      <text:p text:style-name="P94"><text:s/>61 – Dominantes Secundarios que resuelven a Acordes Mayores o menores (tensiones)</text:p>
      <text:p text:style-name="P94"><text:s/>61 – Repaso de escalas simétricas (T,ST y ST,T)</text:p>
      <text:p text:style-name="P94"><text:s/>61 – Repaso de flechas de resolución (4ta, st, b6, T)</text:p>
      <text:p text:style-name="P94"><text:s/>69 – Resumen de Escala-Acordes, 2-5-1’s, Subs y dominantes secundarios</text:p>
      <text:p text:style-name="P95"><text:s/>75 – Ejemplo I’snt She loveley (b13 cifrado como aug)</text:p>
      <text:p text:style-name="P95"><text:s/>81 – Tonalidades menores (opciones de Escala-Acorde de cada grado)</text:p>
      <text:p text:style-name="P95"><text:s/>83 – Dominantes secundarios en tonalidades menores</text:p>
      <text:p text:style-name="P96"><text:s/>88 – Análisis Escala-Acorde de “All Of Me”</text:p>
      <text:p text:style-name="P96"><text:s/>89 – Memorizar notas en pentagrama con tensiones de acordes</text:p>
      <text:p text:style-name="P96"><text:s/>90 – Acordes híbridos (Slash-chords)</text:p>
      <text:p text:style-name="P96"><text:s/>94 – Acordes híbridos (cont.)</text:p>
      <text:p text:style-name="P96"><text:s/>94 – Poliacordes (poly chords, triada estructura superior)</text:p>
      <text:p text:style-name="P97"><text:s/>97 – Lead sheet “Autumn leves” en E menor</text:p>
      <text:p text:style-name="P97"><text:s/>98 – Melodías modales</text:p>
      <text:p text:style-name="P97"><text:s/>99 – Rangos vocales: Soprano, Alto, Tenor, Bajo</text:p>
      <text:p text:style-name="P97">100 – Voicings / <text:s/>disposiciones abiertos y cerrados</text:p>
      <text:p text:style-name="P97">100 – Introducción a notas características (modales)</text:p>
      <text:p text:style-name="P97">100 – Introducción a progresiones modales</text:p>
      <text:p text:style-name="P97">101 – Funciones modales: Acordes Tónicos y Cadenciales</text:p>
      <text:p text:style-name="P98">102 – Acordes Modales : Acordes candenciales, condicionales, Evitables, de Unión</text:p>
      <text:p text:style-name="P98">104 – Acordes de “You And I” de Stevie Wonder</text:p>
      <text:p text:style-name="P98">109 – Armonía modal: Modos inestables (lidio y locrio)</text:p>
      <text:p text:style-name="P121">111 – <text:span text:style-name="T11">Intro a </text:span>Composición modal: Clusters, cuartales y nota pedal</text:p>
      <text:p text:style-name="P99">114 – Voicings modales: 3ras, 4rtas, 2ndas y combinado</text:p>
      <text:p text:style-name="P99">115 – Clasificaciones de Jazz modal</text:p>
      <text:p text:style-name="P100">121 – Acordes “Baja La Tensión”</text:p>
      <text:p text:style-name="P100">122 – Acordes “Life Is A Highway”</text:p>
      <text:p text:style-name="P100">125 – Acordes “Sir. Duke”</text:p>
      <text:p text:style-name="P100">125 – Introducción a Re-Armonización</text:p>
      <text:p text:style-name="P100">127 – Re-Armonización por Familias Tonales</text:p>
      <text:p text:style-name="P100">12<text:span text:style-name="T14">9</text:span> – Re-Armonización <text:span text:style-name="T14">(cont.)</text:span></text:p>
      <text:p text:style-name="P102">132 – Escalas Blues Mayor y menor</text:p>
      <text:p text:style-name="P102">135 – Fragmento Re-Armonizado de “Yesterday”</text:p>
      <text:p text:style-name="P102">136 – Voicings con Extensiones: piano</text:p>
      <text:p text:style-name="P102">136 – Ritmos jazz: ejemplo simple</text:p>
      <text:p text:style-name="P102">136 – Forma Blues (quick 4)</text:p>
      <text:p text:style-name="P104">139 – Acordes de “1979”</text:p>
      <text:p text:style-name="P104">143 – <text:span text:style-name="T16">Re-Armonización, </text:span>tomando en cuenta la Melodía</text:p>
      <text:p text:style-name="P104">144 – <text:span text:style-name="T16">Re-Armonización, </text:span>acordes Dominantes</text:p>
      <text:p text:style-name="P104">144 – <text:span text:style-name="T16">Re-Armonización, </text:span><text:span text:style-name="T17">resolver al 1er grado al final</text:span></text:p>
      <text:p text:style-name="P105">148 – Escala-Acorde de híbridos</text:p>
      <text:p text:style-name="P106">152 – Squetch Acordes “Fría Como El Viento” (fragmento)</text:p>
      <text:p text:style-name="P106">152 – Bajete (similar a bajo figurado)</text:p>
      <text:p text:style-name="P106">152 – Rangos de 4 voces (SATB)</text:p>
      <text:p text:style-name="P106">152 – Disposición de voces</text:p>
      <text:p text:style-name="P106">154 – Disposición de voces (cont.)</text:p>
      <text:p text:style-name="P106">156 – Acordes “Fría Como El Viento” (completa)</text:p>
      <text:p text:style-name="P106"><text:soft-page-break/>157 – Conducción de voces: Directo, Paralelo, Contrario, Oblicuo</text:p>
      <text:p text:style-name="P107">159 – Ejercicios de conducción de voces</text:p>
      <text:p text:style-name="P107">162 – Introducción a la Orquestación</text:p>
      <text:p text:style-name="P107">162 – Texturas Orquestales</text:p>
      <text:p text:style-name="P107">163 – Consideraciones de Orquestación: Equilibrio, melodía, acompañamiento, bajo</text:p>
      <text:p text:style-name="P107">164 – Bajo Figurado</text:p>
      <text:p text:style-name="P108">169 – Introducción a Motivos musicales</text:p>
      <text:p text:style-name="P108">169 – Ciclos de Voice-Leading con tonos-guía (Mick Goodrick)</text:p>
      <text:p text:style-name="P109">173 – Desarrollo Motivico</text:p>
      <text:p text:style-name="P109">173 – Disposiciones cerrados modernos (R,3,7,T)</text:p>
      <text:p text:style-name="P109">175 – División silábica</text:p>
      <text:p text:style-name="P109">176 – Desarrollo Motivico (cont.)</text:p>
      <text:p text:style-name="P109">176 – Métrica de silabas</text:p>
      <text:p text:style-name="P109">178 – Ejemplos de canciones con intervalos de 2, b2, b7</text:p>
      <text:p text:style-name="P111">188 – Forma Musical</text:p>
      <text:p text:style-name="P112">196 – Nota Pedal</text:p>
      <text:p text:style-name="P112">196 – Ostinato y Obligados</text:p>
      <text:p text:style-name="P113"/>
      <text:p text:style-name="P114">205 – Introducción a Contrapunto</text:p>
      <text:p text:style-name="P114">206 – Contrapunto: 1ra Especie (1:1)</text:p>
      <text:p text:style-name="P114">207 – Identificar frecuencias con vocales</text:p>
      <text:p text:style-name="P114">207 – Calculo de Absorción de yeso, vidrio, madera y piso</text:p>
      <text:p text:style-name="P114">207 – Contrapunto: 2nda Especie (2:1)</text:p>
      <text:p text:style-name="P114">208 – Calculo de acústica de un cuarto real (Hiram)</text:p>
      <text:p text:style-name="P114">210 – Contrapunto: 3ra Especie (4:1)</text:p>
      <text:p text:style-name="P114">211 – Contrapunto: 4rta Especie (2:1 Sincopado)</text:p>
      <text:p text:style-name="P114">211 – Diseño de Resonador de Helmholtz (formulas)</text:p>
      <text:p text:style-name="P114">212 – Notas adicionales sobre Fux (contrapunto)</text:p>
      <text:p text:style-name="P114">213 – Técnica vocal &amp; orquestación (notas masterclass)</text:p>
      <text:p text:style-name="P114">215 – Progresiones no funcionales (notas masterclass)</text:p>
      <text:p text:style-name="P114">215 – Armonía Funcional contra no funcional</text:p>
      <text:p text:style-name="P114">21<text:span text:style-name="T20">6</text:span> – <text:span text:style-name="T20">Estructuras constantes</text:span></text:p>
      <text:p text:style-name="P122">216 – Sistemas multi-tonicos (Coltrane changes, etc)</text:p>
      <text:p text:style-name="P122">217 – Repaso de contrapunto (soft rules, hard rules, contrapunto modal)</text:p>
      <text:p text:style-name="P122">217 – Contrapunto modal Hard/soft rules: 1ra Espacie</text:p>
      <text:p text:style-name="P122">218 – Contrapunto modal Hard/soft rules: 2nda Espacie</text:p>
      <text:p text:style-name="P122">219 – Contrapunto modal Hard/soft rules: 3ra Espacie</text:p>
      <text:p text:style-name="P122">220 – Contrapunto modal Hard/soft rules: 4rta Espacie</text:p>
      <text:p text:style-name="P122">221 – Contrapunto modal Hard/soft rules: 5ta Espacie (florido)</text:p>
      <text:p text:style-name="P115">222 – Orquestación a 4rteto de cuerdas (introducción)</text:p>
      <text:p text:style-name="P115">222 – Rangos y afinación de Violín, Viola, Celo, Bajo</text:p>
      <text:p text:style-name="P115">223 – Símbolos de componentes de diagrama de circuitos</text:p>
      <text:p text:style-name="P115">225 – Bocinas pasivas en paralelo</text:p>
      <text:p text:style-name="P115">225 – Ratios de afinación (just intonation)</text:p>
      <text:p text:style-name="P115">225 – Escritura a 5 voces (4 voces + bajo)</text:p>
      <text:p text:style-name="P115">225 – Ejemplos de cuerdas: Luis Miguel – romance y Cara a cara</text:p>
      <text:p text:style-name="P115">226 – Análisis Armónico de “Cara a cara” de Marcos Vidal</text:p>
      <text:p text:style-name="P115">227 – Acordes de “Cara a cara”</text:p>
      <text:p text:style-name="P115">227 – Introducción a escritura de “Soli’s”</text:p>
      <text:p text:style-name="P115">228 – Voicings Mecánicos</text:p>
      <text:p text:style-name="P115">228 – Calculo de Potencia Eléctrica</text:p>
      <text:p text:style-name="P115">229 – Análisis Melódico para soli’s (notas de paso, vecinas, enclosures, apoyatura)</text:p>
      <text:p text:style-name="P123">230 – Ejercicio de voicings Mecánicos</text:p>
      <text:p text:style-name="P123">231 – Repaso LM</text:p>
      <text:p text:style-name="P116">232 – Cableado (tipos de cables)</text:p>
      <text:p text:style-name="P116">233 – Cables XLR</text:p>
      <text:p text:style-name="P116">233 – Cables TS y TRS</text:p>
      <text:p text:style-name="P116">233 – Cables Speak on “neutrik”</text:p>
      <text:p text:style-name="P116">234 – Cable Auxiliar (como de un celular: TRRRS)</text:p>
      <text:p text:style-name="P116"><text:soft-page-break/>234 – Potenciómetros</text:p>
      <text:p text:style-name="P116">234 – Instrumentos transpositorios (vientos y metales)</text:p>
      <text:p text:style-name="P116">235 – Instrumentación Big Band</text:p>
      <text:p text:style-name="P116">235 – Fragmentación Melódica (dove tailing)</text:p>
      <text:p text:style-name="P116">236 – Coupling de secciones (constante y variable)</text:p>
      <text:p text:style-name="P116">237 – C<text:span text:style-name="T21">olores de resistencias </text:span>(cont.)</text:p>
      <text:p text:style-name="P116">237 – Protoboard diagrama</text:p>
      <text:p text:style-name="P116">237 – Polaridad y tierra en XLR y TRS</text:p>
      <text:p text:style-name="P116">238 – Introducción a voicings no mecánicos</text:p>
      <text:p text:style-name="P116">238 – Voicings Cuartales (so what voicing, mezclados, cuartal estricto)</text:p>
      <text:p text:style-name="P117">239 – Voicings con poli-acordes</text:p>
      <text:p text:style-name="P117">240 – Voicings con Hibridos</text:p>
      <text:p text:style-name="P117">241 – Repaso LM (viento metal, viento madera)</text:p>
      <text:p text:style-name="P117">242 – Resto de repasos (FA, FD, IA, RS, EA)</text:p>
      <text:p text:style-name="P117">246 – Voicings con Clusters</text:p>
      <text:p text:style-name="P117">246 – Ejercicio 4&amp;5 Soli</text:p>
      <text:p text:style-name="P117">247 – Poliacordes de 4 notas cada uno (upper structure)</text:p>
      <text:p text:style-name="P117">247 – Coupling vientos a metales</text:p>
      <text:p text:style-name="P117">247 – Repaso de ingeniería parcial</text:p>
      <text:p text:style-name="P117">248 – Anatomía de una Bocina</text:p>
      <text:p text:style-name="P117">249 – Tipos de Bocinas</text:p>
      <text:p text:style-name="P117">249 – Ejemplo de calculo de RT 60</text:p>
      <text:p text:style-name="P117">250 – Escritura lineal (soli’s y voicings no mecánicos)</text:p>
      <text:p text:style-name="P117">251 – Doblar con Maderas</text:p>
      <text:p text:style-name="P117">251 – Substitutos comunes de melodía</text:p>
      <text:p text:style-name="P117">252 – Notación de batería en pentagrama <text:span text:style-name="T22">(notas masterclass)</text:span></text:p>
      <text:p text:style-name="P124">252 – Ciclos de Mick Goodrick a 4 notas <text:span text:style-name="T22">(notas masterclass)</text:span></text:p>
      <text:p text:style-name="P124">254 – voicings cuartales / sus2 de Mick Goodrick <text:span text:style-name="T22">(notas masterclass)</text:span></text:p>
      <text:p text:style-name="P124">255 – Mención de Generic Modality Compression (GMC de Mick) <text:span text:style-name="T22">(notas masterclass)</text:span></text:p>
      <text:p text:style-name="P124">255 – Ultimo repaso de Max de LM</text:p>
      <text:p text:style-name="P124">256 – Estructura superior de menor melodica</text:p>
      <text:p text:style-name="P124">256 – Homophonic Writing, recomendación de libros (ultima clase de Max)</text:p>
      <text:p text:style-name="P118">257 – Intro de audio para cine (primera clase de Leo)</text:p>
      <text:p text:style-name="P118">258 – Foro de Teatro</text:p>
      <text:p text:style-name="P118">259 – Elenco de un evento</text:p>
      <text:p text:style-name="P118">260 – Automatic Dialoge Replacement</text:p>
      <text:p text:style-name="P118">260 – Recomendación de micros Leo</text:p>
      <text:p text:style-name="P118">261 – Partes de un teatro</text:p>
      <text:p text:style-name="P118">262 – Tipos de foro</text:p>
      <text:p text:style-name="P118">262 – Repasos (EE, FA, FD, PM, SD)</text:p>
      <text:p text:style-name="P118">265 – Ejercicio de squetch orquestal (Andantino)</text:p>
      <text:p text:style-name="P118">267 – Repasos (EE, FA, FD, PM, SD)</text:p>
      <text:p text:style-name="P118">270 – Notas de PD patch de entrenamiento de frecuencias</text:p>
      <text:p text:style-name="P118">270 – Inversión de escalas modales</text:p>
      <text:p text:style-name="P118">270 – Repaso LM (atonal)</text:p>
      <text:p text:style-name="P118">272 – Ejercicio de tiempos fuertes y contras encima de un Blues</text:p>
      <text:p text:style-name="P118">273 – Forma Blues y variaciones</text:p>
      <text:p text:style-name="P118">274 – Notas sobre lineas Bebop</text:p>
      <text:p text:style-name="P118">275 – Rhythm changes (con re -armonización)</text:p>
      <text:p text:style-name="P118">276 – Escribir intros, interludes y outros</text:p>
      <text:p text:style-name="P117"/>
      <text:p text:style-name="P117"/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23:39:40.539000000</meta:creation-date>
    <dc:date>2025-01-06T22:40:36.763000000</dc:date>
    <meta:editing-duration>PT2H32M57S</meta:editing-duration>
    <meta:editing-cycles>23</meta:editing-cycles>
    <meta:generator>LibreOffice/24.8.4.2$Windows_X86_64 LibreOffice_project/bb3cfa12c7b1bf994ecc5649a80400d06cd71002</meta:generator>
    <meta:print-date>2025-01-06T21:39:25.143000000</meta:print-date>
    <meta:printed-by>PDF files</meta:printed-by>
    <meta:document-statistic meta:table-count="0" meta:image-count="0" meta:object-count="0" meta:page-count="16" meta:paragraph-count="830" meta:word-count="4946" meta:character-count="32724" meta:non-whitespace-character-count="27399"/>
  </office:meta>
</office:document-meta>
</file>